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icrosoft Sans Serif" svg:font-family="'Microsoft Sans Serif'"/>
    <style:font-face style:name="Arial2" svg:font-family="Arial" style:font-family-generic="swis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7528in"/>
    </style:style>
    <style:style style:name="co3" style:family="table-column">
      <style:table-column-properties fo:break-before="auto" style:column-width="1.0571in"/>
    </style:style>
    <style:style style:name="co4" style:family="table-column">
      <style:table-column-properties fo:break-before="auto" style:column-width="0.7047in"/>
    </style:style>
    <style:style style:name="co5" style:family="table-column">
      <style:table-column-properties fo:break-before="auto" style:column-width="0.6984in"/>
    </style:style>
    <style:style style:name="ro1" style:family="table-row">
      <style:table-row-properties style:row-height="0.4862in" fo:break-before="auto" style:use-optimal-row-height="false"/>
    </style:style>
    <style:style style:name="ro2" style:family="table-row">
      <style:table-row-properties style:row-height="0.34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0.798in" fo:break-before="auto" style:use-optimal-row-height="true"/>
    </style:style>
    <style:style style:name="ta1" style:family="table" style:master-page-name="PageStyle_5f_Question_20_1">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fo:background-color="#cdd8e6"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fo:background-color="#dddddd"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ackground-color="#dee9f7"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eeeeee" style:text-align-source="value-type" style:repeat-content="false" fo:wrap-option="wrap" style:direction="ltr" style:rotation-angle="0" style:rotation-align="none" style:shrink-to-fit="false" style:vertical-align="automatic"/>
      <style:paragraph-properties fo:margin-left="0in" style:writing-mode="page"/>
    </style:style>
    <style:style style:name="ce13"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4"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5"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7"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_extref" style:family="table">
      <style:table-properties table:display="false"/>
    </style:style>
    <style:style style:name="T1" style:family="text">
      <style:text-properties fo:color="#1a1a1a"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ce8"/>
        <table:table-column table:style-name="co2" table:default-cell-style-name="Default"/>
        <table:table-column table:style-name="co3" table:default-cell-style-name="Default"/>
        <table:table-column table:style-name="co4" table:number-columns-repeated="253" table:default-cell-style-name="Default"/>
        <table:table-column table:style-name="co5" table:number-columns-repeated="768" table:default-cell-style-name="Default"/>
        <table:table-row table:style-name="ro1">
          <table:table-cell table:style-name="ce1" office:value-type="string" table:number-columns-spanned="3" table:number-rows-spanned="1">
            <text:p>Open Source Hardware Survey</text:p>
          </table:table-cell>
          <table:covered-table-cell table:style-name="ce9" office:value-type="string">
            <text:p>Open Source Hardware Survey</text:p>
          </table:covered-table-cell>
          <table:covered-table-cell table:style-name="ce9" office:value-type="string">
            <text:p>Open Source Hardware Survey</text:p>
          </table:covered-table-cell>
          <table:table-cell table:number-columns-repeated="1021"/>
        </table:table-row>
        <table:table-row table:style-name="ro2">
          <table:table-cell table:style-name="ce2" office:value-type="string" table:number-columns-spanned="3" table:number-rows-spanned="1">
            <text:p>Do you have any comments, thoughts or stories about open source hardware you’d like to share?</text:p>
          </table:table-cell>
          <table:covered-table-cell table:style-name="ce10" office:value-type="string">
            <text:p>Do you have any comments, thoughts or stories about open source hardware you’d like to share?</text:p>
          </table:covered-table-cell>
          <table:covered-table-cell table:style-name="ce10" office:value-type="string">
            <text:p>Do you have any comments, thoughts or stories about open source hardware you’d like to share?</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11" office:value-type="string">
            <text:p>Answer Options</text:p>
          </table:covered-table-cell>
          <table:table-cell table:style-name="ce15" office:value-type="string">
            <text:p>Response Count</text:p>
          </table:table-cell>
          <table:table-cell table:number-columns-repeated="1021"/>
        </table:table-row>
        <table:table-row table:style-name="ro4">
          <table:table-cell table:style-name="ce4" table:number-columns-spanned="2" table:number-rows-spanned="1"/>
          <table:covered-table-cell table:style-name="ce12"/>
          <table:table-cell table:style-name="ce16" office:value-type="float" office:value="345">
            <text:p>345</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13" office:value-type="float" office:value="345">
            <text:p>345</text:p>
          </table:covered-table-cell>
          <table:table-cell table:style-name="ce17" office:value-type="float" office:value="345">
            <text:p>345</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14" office:value-type="float" office:value="1746">
            <text:p>1746</text:p>
          </table:covered-table-cell>
          <table:table-cell table:style-name="ce18" office:value-type="float" office:value="1746">
            <text:p>1746</text:p>
          </table:table-cell>
          <table:table-cell table:number-columns-repeated="1021"/>
        </table:table-row>
        <table:table-row table:style-name="ro5">
          <table:table-cell table:style-name="Default"/>
          <table:table-cell table:number-columns-repeated="1023"/>
        </table:table-row>
        <table:table-row table:style-name="ro5">
          <table:table-cell table:style-name="ce7" office:value-type="string">
            <text:p>Number</text:p>
          </table:table-cell>
          <table:table-cell table:style-name="ce7" office:value-type="string">
            <text:p>Response Text</text:p>
          </table:table-cell>
          <table:table-cell table:style-name="ce7" office:value-type="string">
            <text:p>Categories</text:p>
          </table:table-cell>
          <table:table-cell table:number-columns-repeated="1021"/>
        </table:table-row>
        <table:table-row table:style-name="ro5">
          <table:table-cell office:value-type="float" office:value="1">
            <text:p>1</text:p>
          </table:table-cell>
          <table:table-cell office:value-type="string">
            <text:p>Get rid of the GPL.</text:p>
          </table:table-cell>
          <table:table-cell table:number-columns-repeated="1022"/>
        </table:table-row>
        <table:table-row table:style-name="ro5">
          <table:table-cell office:value-type="float" office:value="2">
            <text:p>2</text:p>
          </table:table-cell>
          <table:table-cell office:value-type="string">
            <text:p>not yet. <text:s/>I am new to this. <text:s/>but I like it. <text:s/>I do use some open source software, and I am not happy about the, what seems to me to be, outrageous proliuferation of intellectual property rights, far beyond what is in the public interest. I hope to contribute in the future.</text:p>
          </table:table-cell>
          <table:table-cell table:number-columns-repeated="1022"/>
        </table:table-row>
        <table:table-row table:style-name="ro5">
          <table:table-cell office:value-type="float" office:value="3">
            <text:p>3</text:p>
          </table:table-cell>
          <table:table-cell office:value-type="string">
            <text:p>I really like what Creative Commons does in terms of providing differing licenses. I would love for makers and others to make as many copies of any of my projects that they may nee - either for them or for friends, but I wouldn't mind a mention if someone used my OSH commercially. Differing licenses could solve this. Is this something that OSHWA would do - setting up such licenses/rules or would the CC licenses work also for hardware?</text:p>
          </table:table-cell>
          <table:table-cell table:number-columns-repeated="1022"/>
        </table:table-row>
        <table:table-row table:style-name="ro6">
          <table:table-cell office:value-type="float" office:value="4">
            <text:p>4</text:p>
          </table:table-cell>
          <table:table-cell office:value-type="string">
            <text:p>Arduino is overrated. The board is OK, but many tie the IDE in, which means a horrid code dependency, and an outrageous design cycle derailment.</text:p>
            <text:p/>
            <text:p>I know they just want a blinkie. I just wish someone told them about 555's and to fuck off.</text:p>
          </table:table-cell>
          <table:table-cell table:number-columns-repeated="1022"/>
        </table:table-row>
        <table:table-row table:style-name="ro5">
          <table:table-cell office:value-type="float" office:value="5">
            <text:p>5</text:p>
          </table:table-cell>
          <table:table-cell office:value-type="string">
            <text:p>I like pre-assembled hardware, even if I can solder stuff together. Given the choice, I'll always get the hardware in ready to use condition.</text:p>
          </table:table-cell>
          <table:table-cell table:number-columns-repeated="1022"/>
        </table:table-row>
        <table:table-row table:style-name="ro5">
          <table:table-cell office:value-type="float" office:value="6">
            <text:p>6</text:p>
          </table:table-cell>
          <table:table-cell office:value-type="string">
            <text:p>Its is still early to know where open source hardware is going. It looks very promising because access to information is so convenient. Everyone should stay with developing open source hardware even if they cannot make a living from it. It may become a better opportunity in the future.</text:p>
          </table:table-cell>
          <table:table-cell table:number-columns-repeated="1022"/>
        </table:table-row>
        <table:table-row table:style-name="ro5">
          <table:table-cell office:value-type="float" office:value="7">
            <text:p>7</text:p>
          </table:table-cell>
          <table:table-cell office:value-type="string">
            <text:p>Not not, I'm tired.</text:p>
          </table:table-cell>
          <table:table-cell table:number-columns-repeated="1022"/>
        </table:table-row>
        <table:table-row table:style-name="ro5">
          <table:table-cell office:value-type="float" office:value="8">
            <text:p>8</text:p>
          </table:table-cell>
          <table:table-cell office:value-type="string">
            <text:p>Just starting out - scouting for platforms - open source hardware give the base needed for creating innovative products.</text:p>
          </table:table-cell>
          <table:table-cell table:number-columns-repeated="1022"/>
        </table:table-row>
        <table:table-row table:style-name="ro5">
          <table:table-cell office:value-type="float" office:value="9">
            <text:p>9</text:p>
          </table:table-cell>
          <table:table-cell office:value-type="string">
            <text:p>Having a community, and getting things out there is more important than ring-fencing your work and playing lawyer.</text:p>
          </table:table-cell>
          <table:table-cell table:number-columns-repeated="1022"/>
        </table:table-row>
        <table:table-row table:style-name="ro5">
          <table:table-cell office:value-type="float" office:value="10">
            <text:p>10</text:p>
          </table:table-cell>
          <table:table-cell office:value-type="string">
            <text:p>I'd like to get started with open source hardware, but I'm not sure how or where to start!</text:p>
          </table:table-cell>
          <table:table-cell table:number-columns-repeated="1022"/>
        </table:table-row>
        <table:table-row table:style-name="ro5">
          <table:table-cell office:value-type="float" office:value="11">
            <text:p>11</text:p>
          </table:table-cell>
          <table:table-cell office:value-type="string">
            <text:p>Tomorrow I'm hosting a panel discussion on open-source hardware within the linux audio community. If this survey is still online tomorrow, I will ask people in the audience to fill it out.</text:p>
          </table:table-cell>
          <table:table-cell table:number-columns-repeated="1022"/>
        </table:table-row>
        <table:table-row table:style-name="ro7">
          <table:table-cell office:value-type="float" office:value="12">
            <text:p>12</text:p>
          </table:table-cell>
          <table:table-cell office:value-type="string">
            <text:p>participating in open hardware/software has to be made easier! :</text:p>
            <text:p><text:s/>- what projects exist?</text:p>
            <text:p><text:s/>- where can I 'sign in'?</text:p>
            <text:p><text:s/>- what skills do I need?</text:p>
            <text:p><text:s/>- where are the communities?</text:p>
            <text:p/>
            <text:p>If there were a website that helps absolute beginners to make their first steps in the open hardware world, I might already be in a project, but I don't know how/where to start!</text:p>
          </table:table-cell>
          <table:table-cell table:number-columns-repeated="1022"/>
        </table:table-row>
        <table:table-row table:style-name="ro6">
          <table:table-cell office:value-type="float" office:value="13">
            <text:p>13</text:p>
          </table:table-cell>
          <table:table-cell office:value-type="string">
            <text:p>a) Academia needs a new model of dealing with peer review and publication, which allows for community open source development</text:p>
            <text:p/>
            <text:p>b) Open source hardware is sort of pointless if all the components used are proprietary. It would be super interesting to create an open source counterpart to the ATmega.</text:p>
          </table:table-cell>
          <table:table-cell table:number-columns-repeated="1022"/>
        </table:table-row>
        <table:table-row table:style-name="ro5">
          <table:table-cell office:value-type="float" office:value="14">
            <text:p>14</text:p>
          </table:table-cell>
          <table:table-cell office:value-type="string">
            <text:p>Look forward to being part of the community.</text:p>
          </table:table-cell>
          <table:table-cell table:number-columns-repeated="1022"/>
        </table:table-row>
        <table:table-row table:style-name="ro6">
          <table:table-cell office:value-type="float" office:value="15">
            <text:p>15</text:p>
          </table:table-cell>
          <table:table-cell office:value-type="string">
            <text:p>I'd like to see more options for hardware at the scale where it will make a real impact to solve real world problems. It's great there's a maker community but I want to see open hardware tackling hard problems and shipping at scale is needed to do that. </text:p>
            <text:p/>
            <text:p>My last major hardware project, 2006-8, we wanted to ship volume and there wasn't a crowd funding option really then, so we had to take VC funds, and that meant we had to patent. <text:s/>Very disappointing! There are more options now but I'd like to see more serious large scale projects, not just hobbyist efforts and gizmos.</text:p>
          </table:table-cell>
          <table:table-cell table:number-columns-repeated="1022"/>
        </table:table-row>
        <table:table-row table:style-name="ro5">
          <table:table-cell office:value-type="float" office:value="16">
            <text:p>16</text:p>
          </table:table-cell>
          <table:table-cell office:value-type="string">
            <text:p>I would like to know more about it and how I can contribute or benefit from it</text:p>
          </table:table-cell>
          <table:table-cell table:number-columns-repeated="1022"/>
        </table:table-row>
        <table:table-row table:style-name="ro8">
          <table:table-cell office:value-type="float" office:value="17">
            <text:p>17</text:p>
          </table:table-cell>
          <table:table-cell office:value-type="string">
            <text:p>I want my new projects (in progress) to be Open Source Hardware for several reasons. <text:s/>But the number one reason is from Limore Fried's keynote. <text:s/>"It makes me a better engineer"</text:p>
            <text:p>And number two is a belief that the engineering community should stand on each other's shoulders, not step on each others toes.</text:p>
          </table:table-cell>
          <table:table-cell table:number-columns-repeated="1022"/>
        </table:table-row>
        <table:table-row table:style-name="ro5">
          <table:table-cell office:value-type="float" office:value="18">
            <text:p>18</text:p>
          </table:table-cell>
          <table:table-cell office:value-type="string">
            <text:p>I love it! Gimme moar!</text:p>
          </table:table-cell>
          <table:table-cell table:number-columns-repeated="1022"/>
        </table:table-row>
        <table:table-row table:style-name="ro5">
          <table:table-cell office:value-type="float" office:value="19">
            <text:p>19</text:p>
          </table:table-cell>
          <table:table-cell office:value-type="string">
            <text:p>I am glad that open source hardware has become available. <text:s/>I hope to use more of it in the future.</text:p>
          </table:table-cell>
          <table:table-cell table:number-columns-repeated="1022"/>
        </table:table-row>
        <table:table-row table:style-name="ro5">
          <table:table-cell office:value-type="float" office:value="20">
            <text:p>20</text:p>
          </table:table-cell>
          <table:table-cell office:value-type="string">
            <text:p>It's a nascent but exciting area which is bound to grow and become even more interesting. <text:s/>I hope to contribute some day.</text:p>
          </table:table-cell>
          <table:table-cell table:number-columns-repeated="1022"/>
        </table:table-row>
        <table:table-row table:style-name="ro8">
          <table:table-cell office:value-type="float" office:value="21">
            <text:p>21</text:p>
          </table:table-cell>
          <table:table-cell office:value-type="string">
            <text:p>As a scientist I have the deep belief that knowledge should be shared. I see the point in people taking pride and even credit for their creations/ideas/developments but if I wouldn't share my discoveries, then my work would not continue and if the scientists before me hadn't shared their work I wouldn't be able to do what I do and I'd be stuck re-discovering stuff all my life.</text:p>
            <text:p>So, to me, "open source" is a necessity not a choice.</text:p>
          </table:table-cell>
          <table:table-cell table:number-columns-repeated="1022"/>
        </table:table-row>
        <table:table-row table:style-name="ro5">
          <table:table-cell office:value-type="float" office:value="22">
            <text:p>22</text:p>
          </table:table-cell>
          <table:table-cell office:value-type="string">
            <text:p>With the new changes in patent law I think open source will be even more important than it was in the past.</text:p>
          </table:table-cell>
          <table:table-cell table:number-columns-repeated="1022"/>
        </table:table-row>
        <table:table-row table:style-name="ro5">
          <table:table-cell office:value-type="float" office:value="23">
            <text:p>23</text:p>
          </table:table-cell>
          <table:table-cell office:value-type="string">
            <text:p>documentation is silver. good documentation is gold. understandable documention is the key.</text:p>
          </table:table-cell>
          <table:table-cell table:number-columns-repeated="1022"/>
        </table:table-row>
        <table:table-row table:style-name="ro5">
          <table:table-cell office:value-type="float" office:value="24">
            <text:p>24</text:p>
          </table:table-cell>
          <table:table-cell office:value-type="string">
            <text:p>Only that I'm extremely thankful for it.</text:p>
          </table:table-cell>
          <table:table-cell table:number-columns-repeated="1022"/>
        </table:table-row>
        <table:table-row table:style-name="ro5">
          <table:table-cell office:value-type="float" office:value="25">
            <text:p>25</text:p>
          </table:table-cell>
          <table:table-cell office:value-type="string">
            <text:p>It seems like a lot of OSHW out there at the moment is targeted to the Maker set. <text:s/>I'm more interested in creating OSHW designs for rapid prototyping/proof of concept for new product designs, as well as for social good-- affordable communications infrastructure alternatives to cellular monopolies.</text:p>
          </table:table-cell>
          <table:table-cell table:number-columns-repeated="1022"/>
        </table:table-row>
        <table:table-row table:style-name="ro5">
          <table:table-cell office:value-type="float" office:value="26">
            <text:p>26</text:p>
          </table:table-cell>
          <table:table-cell office:value-type="string">
            <text:p>No, thank You</text:p>
          </table:table-cell>
          <table:table-cell table:number-columns-repeated="1022"/>
        </table:table-row>
        <table:table-row table:style-name="ro5">
          <table:table-cell office:value-type="float" office:value="27">
            <text:p>27</text:p>
          </table:table-cell>
          <table:table-cell office:value-type="string">
            <text:p>I love OSHW, although it's HARDware. <text:s/>At times it feels like a real slog, but then I get an email from a customer who made their own amp case with a 3D printer and it's great. <text:s/>Also it's hard to devote as much time to OSHW as I like, as I have 3 children under the age of 6 who take up most of my free time. <text:s/>There are other OSHW projects I'd like to modify and "remix" but I only have so many hours in the day. <text:s/>I wish I had discovered the community earlier!</text:p>
          </table:table-cell>
          <table:table-cell table:number-columns-repeated="1022"/>
        </table:table-row>
        <table:table-row table:style-name="ro5">
          <table:table-cell office:value-type="float" office:value="28">
            <text:p>28</text:p>
          </table:table-cell>
          <table:table-cell office:value-type="string">
            <text:p>I was born and am living in a third world country. I want to start a small business but am short on cash and funding. And I hope that open source hardware will help me reduce costs.</text:p>
          </table:table-cell>
          <table:table-cell table:number-columns-repeated="1022"/>
        </table:table-row>
        <table:table-row table:style-name="ro5">
          <table:table-cell office:value-type="float" office:value="29">
            <text:p>29</text:p>
          </table:table-cell>
          <table:table-cell office:value-type="string">
            <text:p>See previous answers</text:p>
          </table:table-cell>
          <table:table-cell table:number-columns-repeated="1022"/>
        </table:table-row>
        <table:table-row table:style-name="ro5">
          <table:table-cell office:value-type="float" office:value="30">
            <text:p>30</text:p>
          </table:table-cell>
          <table:table-cell office:value-type="string">
            <text:p>I hope open source hardware becomes the biggest competition to patented development.</text:p>
          </table:table-cell>
          <table:table-cell table:number-columns-repeated="1022"/>
        </table:table-row>
        <table:table-row table:style-name="ro5">
          <table:table-cell office:value-type="float" office:value="31">
            <text:p>31</text:p>
          </table:table-cell>
          <table:table-cell office:value-type="string">
            <text:p>Open-source is a way of life and a way of thinking. If we want to grow as a race we must share the knowledge we have. It is hard enough to educate and pass along knowledge from one person to the next and from one generation to the next, we must share what we know an learn. This is the only way we can move forward.</text:p>
          </table:table-cell>
          <table:table-cell table:number-columns-repeated="1022"/>
        </table:table-row>
        <table:table-row table:style-name="ro5">
          <table:table-cell office:value-type="float" office:value="32">
            <text:p>32</text:p>
          </table:table-cell>
          <table:table-cell office:value-type="string">
            <text:p>I see open source sw/hw as a fantastic teaching tool when trying to learn something new. Even if most people only use os without contributing, it helps to educate and that is in itself a very important "effect" of os.</text:p>
          </table:table-cell>
          <table:table-cell table:number-columns-repeated="1022"/>
        </table:table-row>
        <table:table-row table:style-name="ro6">
          <table:table-cell office:value-type="float" office:value="33">
            <text:p>33</text:p>
          </table:table-cell>
          <table:table-cell office:value-type="string">
            <text:p>I really enjoy working on open hardware and software, developing and sharing insights into how to make things with other people who also share the appreciation of making things. Among the many benefits of open-ness I think thats a really big one its such a breath of fresh air after you have worked on projects where no one understands what your doing and just care about the end product. I think within the open hardware and software community people really have an appreciation of the process of making things and through being open and sharing we are all learning from each other and getting continuously inspired, I love reading the different blogs in the open hardware community its amazing what people are doing. </text:p>
            <text:p/>
            <text:p>Its great after working on a open hardware project for so long to get comments from people who are really excited to have soldered a board for the first time or installed a web application on a ubuntu server to log energy data.</text:p>
          </table:table-cell>
          <table:table-cell table:number-columns-repeated="1022"/>
        </table:table-row>
        <table:table-row table:style-name="ro5">
          <table:table-cell office:value-type="float" office:value="34">
            <text:p>34</text:p>
          </table:table-cell>
          <table:table-cell office:value-type="string">
            <text:p>Not right now.... more later ;)</text:p>
          </table:table-cell>
          <table:table-cell table:number-columns-repeated="1022"/>
        </table:table-row>
        <table:table-row table:style-name="ro5">
          <table:table-cell office:value-type="float" office:value="35">
            <text:p>35</text:p>
          </table:table-cell>
          <table:table-cell office:value-type="string">
            <text:p>it only work half of the time,</text:p>
          </table:table-cell>
          <table:table-cell table:number-columns-repeated="1022"/>
        </table:table-row>
        <table:table-row table:style-name="ro5">
          <table:table-cell office:value-type="float" office:value="36">
            <text:p>36</text:p>
          </table:table-cell>
          <table:table-cell office:value-type="string">
            <text:p>I'm doing my master thesis on open source hardware, and i hope i can also come up with a project for my phd thesis which is related to oshw. There is not much going on in the direction of open source of tangible assests as far as i know. I think an open source approch is suitable in every industry and the software industry is only an example of what is possible. And I hope I can help to bring open source and open source hardware to other industries.</text:p>
          </table:table-cell>
          <table:table-cell table:number-columns-repeated="1022"/>
        </table:table-row>
        <table:table-row table:style-name="ro5">
          <table:table-cell office:value-type="float" office:value="37">
            <text:p>37</text:p>
          </table:table-cell>
          <table:table-cell office:value-type="string">
            <text:p>I would like to learn more</text:p>
          </table:table-cell>
          <table:table-cell table:number-columns-repeated="1022"/>
        </table:table-row>
        <table:table-row table:style-name="ro5">
          <table:table-cell office:value-type="float" office:value="38">
            <text:p>38</text:p>
          </table:table-cell>
          <table:table-cell office:value-type="string">
            <text:p>It is awesome.</text:p>
          </table:table-cell>
          <table:table-cell table:number-columns-repeated="1022"/>
        </table:table-row>
        <table:table-row table:style-name="ro6">
          <table:table-cell office:value-type="float" office:value="39">
            <text:p>39</text:p>
          </table:table-cell>
          <table:table-cell office:value-type="string">
            <text:p>How do you information about open source projects? How do you make money? </text:p>
            <text:p>Suppose I want to manufacture a product and I don't care if someone wants to make it themselves with my plans, But I care very much if someone want to run a competing business with my plans. How does that work?</text:p>
            <text:p>I have asked these questions on various open source forums and I have never received any responses.</text:p>
          </table:table-cell>
          <table:table-cell table:number-columns-repeated="1022"/>
        </table:table-row>
        <table:table-row table:style-name="ro5">
          <table:table-cell office:value-type="float" office:value="40">
            <text:p>40</text:p>
          </table:table-cell>
          <table:table-cell office:value-type="string">
            <text:p>While this is something I truly believe in, and have learned from, I have yet to become a part of the community.</text:p>
          </table:table-cell>
          <table:table-cell table:number-columns-repeated="1022"/>
        </table:table-row>
        <table:table-row table:style-name="ro6">
          <table:table-cell office:value-type="float" office:value="41">
            <text:p>41</text:p>
          </table:table-cell>
          <table:table-cell office:value-type="string">
            <text:p>I think OSH is a great movement and I wholeheartedly support it. That being said, I have a major problem with comments such as one I saw earlier in this survey: "hardware should be open source".</text:p>
            <text:p/>
            <text:p>Hardware shouldn't "be" anything. If people want to buy something proprietary, that should be ok. Just like open source software didn't kill closed-soure (see Apple Inc.), hardware should also give the same choice to consumers and users. One is not intrinsically better than the other... In any case the maket itself should correct for the presence of lousy closed-source hardware vendors. Crummy consumer electronic devices, as compared to their competitors, generally don't sell well.</text:p>
          </table:table-cell>
          <table:table-cell table:number-columns-repeated="1022"/>
        </table:table-row>
        <table:table-row table:style-name="ro9">
          <table:table-cell office:value-type="float" office:value="42">
            <text:p>42</text:p>
          </table:table-cell>
          <table:table-cell office:value-type="string">
            <text:p>I heavily disagree with the "Point 6: No Discrimination Against Fields of Endeavor" of the open source definition. I really think we will be doing open source things (both software and hardware) even while our own license, a modified MIT avoids military use of our creations. Here you can find our license, in English and in Spanish:</text:p>
            <text:p/>
            <text:p>http://multiplo.com.ar/soft/Mbq/Minibloq.Lic.v1.0.en.pdf</text:p>
            <text:p>http://multiplo.com.ar/soft/Mbq/Minibloq.Lic.v1.0.sp.pdf</text:p>
            <text:p/>
            <text:p>I will not sleep well if I know someone may be using the things we have created to kill each other. It's a matter of consciousness. Our license is more permisive than the GPL itself regarding commercial use (because it does not forces the developers to publish their sources if they don't want) but will not be considered "true open source" just because we don't want to allow deathly uses of our creations. Anyway, I consider my self an open source activist, and I try to convince other people to start using open source tools instead of propietary.</text:p>
          </table:table-cell>
          <table:table-cell table:number-columns-repeated="1022"/>
        </table:table-row>
        <table:table-row table:style-name="ro5">
          <table:table-cell office:value-type="float" office:value="43">
            <text:p>43</text:p>
          </table:table-cell>
          <table:table-cell office:value-type="string">
            <text:p>First open hardware design in 1974 used a Canadian companies board layouts for an 8008 processor design.</text:p>
          </table:table-cell>
          <table:table-cell table:number-columns-repeated="1022"/>
        </table:table-row>
        <table:table-row table:style-name="ro6">
          <table:table-cell office:value-type="float" office:value="44">
            <text:p>44</text:p>
          </table:table-cell>
          <table:table-cell office:value-type="string">
            <text:p>I would like to see more space for mechanical design as that is where I have more profesional training. <text:s/>I look at wikipedia's list of open source hardware and am hard pressed to find any design beyond cases to house electronics.</text:p>
            <text:p/>
            <text:p>I feel one of the reasons for this is that there are no really excellent FOSS Parametric Design packages out there. <text:s/>You have Gimp as an amazing analogue of PS, Blender is a professional software package, but where is the equivalent of SolidWorks? <text:s/>It doesnt yet exist.</text:p>
          </table:table-cell>
          <table:table-cell table:number-columns-repeated="1022"/>
        </table:table-row>
        <table:table-row table:style-name="ro5">
          <table:table-cell office:value-type="float" office:value="45">
            <text:p>45</text:p>
          </table:table-cell>
          <table:table-cell office:value-type="string">
            <text:p>Amazing resources for casual tinkerers like me who can't spend lots of money on development tools, eval kits etc; also removes concerns about what can be freely published and shared which can be problematic with non open designs</text:p>
          </table:table-cell>
          <table:table-cell table:number-columns-repeated="1022"/>
        </table:table-row>
        <table:table-row table:style-name="ro5">
          <table:table-cell office:value-type="float" office:value="46">
            <text:p>46</text:p>
          </table:table-cell>
          <table:table-cell office:value-type="string">
            <text:p>I would be interested in seeing this become a Merit Badge for the Boy Scouts of America and other similar organizations.</text:p>
          </table:table-cell>
          <table:table-cell table:number-columns-repeated="1022"/>
        </table:table-row>
        <table:table-row table:style-name="ro5">
          <table:table-cell office:value-type="float" office:value="47">
            <text:p>47</text:p>
          </table:table-cell>
          <table:table-cell office:value-type="string">
            <text:p>Very cool idea. Should bring lots of hardware innovation that only open sharing can bring.</text:p>
          </table:table-cell>
          <table:table-cell table:number-columns-repeated="1022"/>
        </table:table-row>
        <table:table-row table:style-name="ro5">
          <table:table-cell office:value-type="float" office:value="48">
            <text:p>48</text:p>
          </table:table-cell>
          <table:table-cell office:value-type="string">
            <text:p>If you look me up, I will be the one named <text:s/>[part of this response<text:span text:style-name="T1"> contained information that may identify the respondent and was removed to protect their anonymity</text:span><text:span text:style-name="T2">]</text:span>. <text:s/>I have many tutorials on Instructables, while I help people on the Arduino forum, and design PCB's for my company. <text:s/>I am still working on my website, and am not selling yet. <text:s/>I plan to start selling in the end of April or the beginning of May</text:p>
          </table:table-cell>
          <table:table-cell table:number-columns-repeated="1022"/>
        </table:table-row>
        <table:table-row table:style-name="ro5">
          <table:table-cell office:value-type="float" office:value="49">
            <text:p>49</text:p>
          </table:table-cell>
          <table:table-cell office:value-type="string">
            <text:p>na</text:p>
          </table:table-cell>
          <table:table-cell table:number-columns-repeated="1022"/>
        </table:table-row>
        <table:table-row table:style-name="ro6">
          <table:table-cell office:value-type="float" office:value="50">
            <text:p>50</text:p>
          </table:table-cell>
          <table:table-cell office:value-type="string">
            <text:p>I feel that OpenSource Hardware has the potential to make a huge impact on society and "maker" culture. The biggest challenge that I can see is that often OS Hardware is closely associated with circuits and electronics. Most of the projects that I work on (that are worthwhile) are physical tangible objects that have no electronics in them. I think it is very important to ensure that these types of projects are incorporated into the OSHWA and make sure that creators of non-electronics projects release them as OS Hardware.</text:p>
            <text:p/>
            <text:p>Also I have watched extensive conversations that deal with licensing and income associated with open hardware. I think it would be fantastic if the OSHWA could help to create a license that has provisions for commercial applications based on a royalty fee or maybe some sort of voluntary recommended royalty. This of course is a very involved and heated discussion but I feel that it deserves some attention.</text:p>
          </table:table-cell>
          <table:table-cell table:number-columns-repeated="1022"/>
        </table:table-row>
        <table:table-row table:style-name="ro5">
          <table:table-cell office:value-type="float" office:value="51">
            <text:p>51</text:p>
          </table:table-cell>
          <table:table-cell office:value-type="string">
            <text:p>I should share more than I do. <text:s/>I've learned a lot from the community and know I should give back in kind.</text:p>
          </table:table-cell>
          <table:table-cell table:number-columns-repeated="1022"/>
        </table:table-row>
        <table:table-row table:style-name="ro5">
          <table:table-cell office:value-type="float" office:value="52">
            <text:p>52</text:p>
          </table:table-cell>
          <table:table-cell office:value-type="string">
            <text:p>keep up the good work</text:p>
          </table:table-cell>
          <table:table-cell table:number-columns-repeated="1022"/>
        </table:table-row>
        <table:table-row table:style-name="ro5">
          <table:table-cell office:value-type="float" office:value="53">
            <text:p>53</text:p>
          </table:table-cell>
          <table:table-cell office:value-type="string">
            <text:p>The community around open source hardware has provided me with with the knowledge and ideas needed to keep me going on my own little journey to teach myself how hardware works.</text:p>
          </table:table-cell>
          <table:table-cell table:number-columns-repeated="1022"/>
        </table:table-row>
        <table:table-row table:style-name="ro5">
          <table:table-cell office:value-type="float" office:value="54">
            <text:p>54</text:p>
          </table:table-cell>
          <table:table-cell office:value-type="string">
            <text:p>Hope there will be more open-source hardware developed and shared in the internet</text:p>
          </table:table-cell>
          <table:table-cell table:number-columns-repeated="1022"/>
        </table:table-row>
        <table:table-row table:style-name="ro5">
          <table:table-cell office:value-type="float" office:value="55">
            <text:p>55</text:p>
          </table:table-cell>
          <table:table-cell office:value-type="string">
            <text:p>Open Source Hardware is the core of modern American Entrepreneurship. <text:s/>From the Apple 1 (where S. Wozniak documented how it worked) until today, the ability to look at the design, understand it and possibly extend it is engineering at it's most fundamental. <text:s/>A community can take hold and own something like Arduino, creating shield extensions and doing things the creators never imagined. <text:s/>US companies like Adafruit, Sparkfun, etc. will teach, train and excite the next generation of young engineers.</text:p>
          </table:table-cell>
          <table:table-cell table:number-columns-repeated="1022"/>
        </table:table-row>
        <table:table-row table:style-name="ro5">
          <table:table-cell office:value-type="float" office:value="56">
            <text:p>56</text:p>
          </table:table-cell>
          <table:table-cell office:value-type="string">
            <text:p>Open Source Hardware is about individual achievement and community building rather than corporate achievement and customers. <text:s/>I like that.</text:p>
          </table:table-cell>
          <table:table-cell table:number-columns-repeated="1022"/>
        </table:table-row>
        <table:table-row table:style-name="ro5">
          <table:table-cell office:value-type="float" office:value="57">
            <text:p>57</text:p>
          </table:table-cell>
          <table:table-cell office:value-type="string">
            <text:p>Good luck with the Open Source Hardware Association!</text:p>
          </table:table-cell>
          <table:table-cell table:number-columns-repeated="1022"/>
        </table:table-row>
        <table:table-row table:style-name="ro5">
          <table:table-cell office:value-type="float" office:value="58">
            <text:p>58</text:p>
          </table:table-cell>
          <table:table-cell office:value-type="string">
            <text:p>No</text:p>
          </table:table-cell>
          <table:table-cell table:number-columns-repeated="1022"/>
        </table:table-row>
        <table:table-row table:style-name="ro5">
          <table:table-cell office:value-type="float" office:value="59">
            <text:p>59</text:p>
          </table:table-cell>
          <table:table-cell office:value-type="string">
            <text:p>It's great to see what made open source software successful do the same for open hardware. It's a great idea, great community, with lot's of room for everybody.</text:p>
          </table:table-cell>
          <table:table-cell table:number-columns-repeated="1022"/>
        </table:table-row>
        <table:table-row table:style-name="ro5">
          <table:table-cell office:value-type="float" office:value="60">
            <text:p>60</text:p>
          </table:table-cell>
          <table:table-cell office:value-type="string">
            <text:p>I believe that use is higher within large corporations then you might expect by looking at newsgroups, etc.</text:p>
          </table:table-cell>
          <table:table-cell table:number-columns-repeated="1022"/>
        </table:table-row>
        <table:table-row table:style-name="ro5">
          <table:table-cell office:value-type="float" office:value="61">
            <text:p>61</text:p>
          </table:table-cell>
          <table:table-cell office:value-type="string">
            <text:p>With the current environment of copyright and patent abuse, I think open source hardware will be extremely important to fostering any future technical innovations.</text:p>
          </table:table-cell>
          <table:table-cell table:number-columns-repeated="1022"/>
        </table:table-row>
        <table:table-row table:style-name="ro5">
          <table:table-cell office:value-type="float" office:value="62">
            <text:p>62</text:p>
          </table:table-cell>
          <table:table-cell office:value-type="string">
            <text:p>OSHW have been around for many years. It's not new, it's just being rediscovered :-)</text:p>
          </table:table-cell>
          <table:table-cell table:number-columns-repeated="1022"/>
        </table:table-row>
        <table:table-row table:style-name="ro5">
          <table:table-cell office:value-type="float" office:value="63">
            <text:p>63</text:p>
          </table:table-cell>
          <table:table-cell office:value-type="string">
            <text:p>I think that open source is a new wave for innovation.</text:p>
          </table:table-cell>
          <table:table-cell table:number-columns-repeated="1022"/>
        </table:table-row>
        <table:table-row table:style-name="ro5">
          <table:table-cell office:value-type="float" office:value="64">
            <text:p>64</text:p>
          </table:table-cell>
          <table:table-cell office:value-type="string">
            <text:p>Fosters enthusiasm, our children will adore that we did this. We can build, share, and still try to make a living from it.</text:p>
          </table:table-cell>
          <table:table-cell table:number-columns-repeated="1022"/>
        </table:table-row>
        <table:table-row table:style-name="ro5">
          <table:table-cell office:value-type="float" office:value="65">
            <text:p>65</text:p>
          </table:table-cell>
          <table:table-cell office:value-type="string">
            <text:p>I support open source hardware because it encourages learning and sharing, and does not preoccupy itself with proprietary knowledge. One would think that it is a model for failure as a business, but I go out of my way to purchase products from companies that openly share and educate their customers as my way of saying "thank you".</text:p>
          </table:table-cell>
          <table:table-cell table:number-columns-repeated="1022"/>
        </table:table-row>
        <table:table-row table:style-name="ro5">
          <table:table-cell office:value-type="float" office:value="66">
            <text:p>66</text:p>
          </table:table-cell>
          <table:table-cell office:value-type="string">
            <text:p>Not really. <text:s/>I do enjoy looking at the creative projects others come up with. <text:s/>The talent out there is amazing.</text:p>
          </table:table-cell>
          <table:table-cell table:number-columns-repeated="1022"/>
        </table:table-row>
        <table:table-row table:style-name="ro5">
          <table:table-cell office:value-type="float" office:value="67">
            <text:p>67</text:p>
          </table:table-cell>
          <table:table-cell office:value-type="string">
            <text:p>I am thankful that this platform was developed as it has opened up a new world of interactive creativity in electronics and programming to my family.</text:p>
          </table:table-cell>
          <table:table-cell table:number-columns-repeated="1022"/>
        </table:table-row>
        <table:table-row table:style-name="ro8">
          <table:table-cell office:value-type="float" office:value="68">
            <text:p>68</text:p>
          </table:table-cell>
          <table:table-cell office:value-type="string">
            <text:p>I'm working on a project that I may open source but were would I put it?</text:p>
            <text:p>I would it be organized?</text:p>
          </table:table-cell>
          <table:table-cell table:number-columns-repeated="1022"/>
        </table:table-row>
        <table:table-row table:style-name="ro5">
          <table:table-cell office:value-type="float" office:value="69">
            <text:p>69</text:p>
          </table:table-cell>
          <table:table-cell office:value-type="string">
            <text:p>This stuff rocks! I support this movement whenever I have opportunities to do so.</text:p>
          </table:table-cell>
          <table:table-cell table:number-columns-repeated="1022"/>
        </table:table-row>
        <table:table-row table:style-name="ro6">
          <table:table-cell office:value-type="float" office:value="70">
            <text:p>70</text:p>
          </table:table-cell>
          <table:table-cell office:value-type="string">
            <text:p>We love Open Source Hardware. </text:p>
            <text:p/>
            <text:p>- We are in process of completing our first open source hardware product.</text:p>
          </table:table-cell>
          <table:table-cell table:number-columns-repeated="1022"/>
        </table:table-row>
        <table:table-row table:style-name="ro5">
          <table:table-cell office:value-type="float" office:value="71">
            <text:p>71</text:p>
          </table:table-cell>
          <table:table-cell office:value-type="string">
            <text:p>Love it.</text:p>
          </table:table-cell>
          <table:table-cell table:number-columns-repeated="1022"/>
        </table:table-row>
        <table:table-row table:style-name="ro5">
          <table:table-cell office:value-type="float" office:value="72">
            <text:p>72</text:p>
          </table:table-cell>
          <table:table-cell office:value-type="string">
            <text:p>I have friends that work with Open Hardware, and the things they do are amazing to me.</text:p>
          </table:table-cell>
          <table:table-cell table:number-columns-repeated="1022"/>
        </table:table-row>
        <table:table-row table:style-name="ro5">
          <table:table-cell office:value-type="float" office:value="73">
            <text:p>73</text:p>
          </table:table-cell>
          <table:table-cell office:value-type="string">
            <text:p>As previously mentioned, OSHW has been pivotal in my career choice and now that it has directed me towards a career that I love, I feel that it's only fair to give back to the community that has helped me. I promise that I will contribute to the OSHW community for many years to come.</text:p>
          </table:table-cell>
          <table:table-cell table:number-columns-repeated="1022"/>
        </table:table-row>
        <table:table-row table:style-name="ro5">
          <table:table-cell office:value-type="float" office:value="74">
            <text:p>74</text:p>
          </table:table-cell>
          <table:table-cell office:value-type="string">
            <text:p>hope the membership is free for this community</text:p>
          </table:table-cell>
          <table:table-cell table:number-columns-repeated="1022"/>
        </table:table-row>
        <table:table-row table:style-name="ro5">
          <table:table-cell office:value-type="float" office:value="75">
            <text:p>75</text:p>
          </table:table-cell>
          <table:table-cell office:value-type="string">
            <text:p>Since I am new to the maker movement I am still getting started but one thing that I helpful but challenging at the same time is the amount of information that people share. <text:s/>It is great to have forums, wiki and personal posts but I find that I spend more time getting overwhelmed with the amount of data that is available. <text:s/>People repeat information or provide little reference to their sources. <text:s/>I would like to be able to get information more readily without having to search and jump around all over the place. <text:s/>The other solution I have found are books but the costs of buying the different materials drives me back to the internet.</text:p>
          </table:table-cell>
          <table:table-cell table:number-columns-repeated="1022"/>
        </table:table-row>
        <table:table-row table:style-name="ro5">
          <table:table-cell office:value-type="float" office:value="76">
            <text:p>76</text:p>
          </table:table-cell>
          <table:table-cell office:value-type="string">
            <text:p>I am a new advocate, making and building on Arduino platforms for all sorts of Horsre-related stuff. :)</text:p>
          </table:table-cell>
          <table:table-cell table:number-columns-repeated="1022"/>
        </table:table-row>
        <table:table-row table:style-name="ro6">
          <table:table-cell office:value-type="float" office:value="77">
            <text:p>77</text:p>
          </table:table-cell>
          <table:table-cell office:value-type="string">
            <text:p>I have been reading the Makezine blog every day for the past 5 years. Make turned me onto Arduino and many other wonderful sources to learn about electronics and engineering. Sparkfun and Adafruit Industries not only supply me with the parts I need to complete projects, but their exceptional videos, instructions, product descriptions, and examples have not only inspired me, but taught me everything I know about electronics. </text:p>
            <text:p/>
            <text:p>I am a sophomore at the University of Oklahoma. I am an electrical engineering major.</text:p>
          </table:table-cell>
          <table:table-cell table:number-columns-repeated="1022"/>
        </table:table-row>
        <table:table-row table:style-name="ro5">
          <table:table-cell office:value-type="float" office:value="78">
            <text:p>78</text:p>
          </table:table-cell>
          <table:table-cell office:value-type="string">
            <text:p>I am always amazed by the creativity, passion, drive and general knowledge of makers and creators out there. I started back when there wasn't a concept of OSHW and released my designs for all to use on forums, little did I know years later I would be fully invested in growing a small company based on OSHW and how huge this thing would get. At the time I felt why are people charging XX fortune for a product that is clearly a ripoff and inferior, based on a need I started learning about electronics and havent stopped since :)</text:p>
          </table:table-cell>
          <table:table-cell table:number-columns-repeated="1022"/>
        </table:table-row>
        <table:table-row table:style-name="ro5">
          <table:table-cell office:value-type="float" office:value="79">
            <text:p>79</text:p>
          </table:table-cell>
          <table:table-cell office:value-type="string">
            <text:p>As I understand the concept, design work is provided free for others to use. <text:s/>This seems to be unfair to not compensate the time and knowledge of the designer. <text:s/>I'm not convinced this is a good thing.</text:p>
          </table:table-cell>
          <table:table-cell table:number-columns-repeated="1022"/>
        </table:table-row>
        <table:table-row table:style-name="ro5">
          <table:table-cell office:value-type="float" office:value="80">
            <text:p>80</text:p>
          </table:table-cell>
          <table:table-cell office:value-type="string">
            <text:p>The more the merrier. As more OSH becomes available I'll purchase more; I'm already a supporter of two Kickstarter OSH project, both coming to fruition. When there is a decent OSH PCB mill I will be purchaser of that as well. In reality supporting OSH is as much a political and social position as anything.</text:p>
          </table:table-cell>
          <table:table-cell table:number-columns-repeated="1022"/>
        </table:table-row>
        <table:table-row table:style-name="ro5">
          <table:table-cell office:value-type="float" office:value="81">
            <text:p>81</text:p>
          </table:table-cell>
          <table:table-cell office:value-type="string">
            <text:p>I made a "Power Glove" for my son's Halloween costume last year. I'm pretty sure he now thinks I can make anything. He asked, "But how are you going to give me super speed?" I had to explain to him that I wasn't making him an ACTUAL super hero.</text:p>
          </table:table-cell>
          <table:table-cell table:number-columns-repeated="1022"/>
        </table:table-row>
        <table:table-row table:style-name="ro5">
          <table:table-cell office:value-type="float" office:value="82">
            <text:p>82</text:p>
          </table:table-cell>
          <table:table-cell office:value-type="string">
            <text:p>awesome idea. exited to see whats coming.</text:p>
          </table:table-cell>
          <table:table-cell table:number-columns-repeated="1022"/>
        </table:table-row>
        <table:table-row table:style-name="ro6">
          <table:table-cell office:value-type="float" office:value="83">
            <text:p>83</text:p>
          </table:table-cell>
          <table:table-cell office:value-type="string">
            <text:p>I would like Open Source Hardware to be usable by all, people who may profit and otherwise. Non viral open license that addresses the commercialisation issues, i.e. pay back, release code/designs back etc. <text:s/>I do not have all the answers but this cannot become the GPL of hardware and being the BSD may be too liberal and suffer from theft by the big fellas. </text:p>
            <text:p/>
            <text:p>I think if corporates use stuff they should pay back a license (very small) based on sales (from net profit, so not to stifle anyone) and also return design improvements to teh community on the bit they got (and more if they can see the potentials of doing so).</text:p>
          </table:table-cell>
          <table:table-cell table:number-columns-repeated="1022"/>
        </table:table-row>
        <table:table-row table:style-name="ro10">
          <table:table-cell office:value-type="float" office:value="84">
            <text:p>84</text:p>
          </table:table-cell>
          <table:table-cell office:value-type="string">
            <text:p>This is an incredible community, for so many reasons.</text:p>
            <text:p>At its heart, we represent so much of the American Ideal. <text:s/>We see something that can be done better. <text:s/>We design, test, build and innovate. <text:s/>If our "neighbors" can use our idea, improve upon it, or make lives better, as a community we foster that. <text:s/></text:p>
            <text:p/>
            <text:p>This is raw innovative power, done in the most common circumstances around the world: <text:s/>someone's home, job-site, or field.</text:p>
          </table:table-cell>
          <table:table-cell table:number-columns-repeated="1022"/>
        </table:table-row>
        <table:table-row table:style-name="ro5">
          <table:table-cell office:value-type="float" office:value="85">
            <text:p>85</text:p>
          </table:table-cell>
          <table:table-cell office:value-type="string">
            <text:p>To be continued....</text:p>
          </table:table-cell>
          <table:table-cell table:number-columns-repeated="1022"/>
        </table:table-row>
        <table:table-row table:style-name="ro5">
          <table:table-cell office:value-type="float" office:value="86">
            <text:p>86</text:p>
          </table:table-cell>
          <table:table-cell office:value-type="string">
            <text:p>I drifted into the open source hardware movement from the open source software universe where I'm mostly a user and sometimes evangelist. <text:s/>The open source hardware movement blends well with my interests, and i have a couple ideas in the very early stages of experimentation - but nothing much to show for them yet...</text:p>
          </table:table-cell>
          <table:table-cell table:number-columns-repeated="1022"/>
        </table:table-row>
        <table:table-row table:style-name="ro5">
          <table:table-cell office:value-type="float" office:value="87">
            <text:p>87</text:p>
          </table:table-cell>
          <table:table-cell office:value-type="string">
            <text:p>no</text:p>
          </table:table-cell>
          <table:table-cell table:number-columns-repeated="1022"/>
        </table:table-row>
        <table:table-row table:style-name="ro5">
          <table:table-cell office:value-type="float" office:value="88">
            <text:p>88</text:p>
          </table:table-cell>
          <table:table-cell office:value-type="string">
            <text:p>No</text:p>
          </table:table-cell>
          <table:table-cell table:number-columns-repeated="1022"/>
        </table:table-row>
        <table:table-row table:style-name="ro5">
          <table:table-cell office:value-type="float" office:value="89">
            <text:p>89</text:p>
          </table:table-cell>
          <table:table-cell office:value-type="string">
            <text:p>Building hardware can take a lot of effort so I don't quite understand how open source hardware works. How do you keep your competitors from talking over your product?</text:p>
          </table:table-cell>
          <table:table-cell table:number-columns-repeated="1022"/>
        </table:table-row>
        <table:table-row table:style-name="ro5">
          <table:table-cell office:value-type="float" office:value="90">
            <text:p>90</text:p>
          </table:table-cell>
          <table:table-cell office:value-type="string">
            <text:p>not sharing!!</text:p>
          </table:table-cell>
          <table:table-cell table:number-columns-repeated="1022"/>
        </table:table-row>
        <table:table-row table:style-name="ro5">
          <table:table-cell office:value-type="float" office:value="91">
            <text:p>91</text:p>
          </table:table-cell>
          <table:table-cell office:value-type="string">
            <text:p>Not at this time.</text:p>
          </table:table-cell>
          <table:table-cell table:number-columns-repeated="1022"/>
        </table:table-row>
        <table:table-row table:style-name="ro5">
          <table:table-cell office:value-type="float" office:value="92">
            <text:p>92</text:p>
          </table:table-cell>
          <table:table-cell office:value-type="string">
            <text:p>A</text:p>
          </table:table-cell>
          <table:table-cell table:number-columns-repeated="1022"/>
        </table:table-row>
        <table:table-row table:style-name="ro5">
          <table:table-cell office:value-type="float" office:value="93">
            <text:p>93</text:p>
          </table:table-cell>
          <table:table-cell office:value-type="string">
            <text:p>I love it! It has allowed me to learn tons about embedded electronics that I would have otherwise been in the dark about. I have also used open hardware schematics as a reference when designing my own PCBs. Open Hardware is Extremely beneficial to Hobbyists like myself.</text:p>
          </table:table-cell>
          <table:table-cell table:number-columns-repeated="1022"/>
        </table:table-row>
        <table:table-row table:style-name="ro5">
          <table:table-cell office:value-type="float" office:value="94">
            <text:p>94</text:p>
          </table:table-cell>
          <table:table-cell office:value-type="string">
            <text:p>I'm interested, what is it?</text:p>
          </table:table-cell>
          <table:table-cell table:number-columns-repeated="1022"/>
        </table:table-row>
        <table:table-row table:style-name="ro6">
          <table:table-cell office:value-type="float" office:value="95">
            <text:p>95</text:p>
          </table:table-cell>
          <table:table-cell office:value-type="string">
            <text:p>I am very excited about the increasing popularity of open source hardware, but I think the community has a lot of growing up to do. <text:s/>Sometimes when I help other people with their projects I hear horror stories about failed attempts to collaborate with or get help from other established open source hardware designers. <text:s/>In one case, an experienced open source software developer was told outright by a hardware designer that he shouldn't be trying to learn hardware.</text:p>
            <text:p/>
            <text:p>I often see projects touted as being open source only to find that the source is unavailable, or a schematic is published but with no license, or the license has a non-commercial clause, or the license has a hardware restriction clause. <text:s/>This is troubling. <text:s/>It is extremely common to see otherwise open source hardware shipping with software that includes sample code or a library with a restrictive license. <text:s/>It is especially troubling when popular news sources such as hackaday parrot claims that things are open source without checking the facts.</text:p>
          </table:table-cell>
          <table:table-cell table:number-columns-repeated="1022"/>
        </table:table-row>
        <table:table-row table:style-name="ro8">
          <table:table-cell office:value-type="float" office:value="96">
            <text:p>96</text:p>
          </table:table-cell>
          <table:table-cell office:value-type="string">
            <text:p>With open source hardware and software I can feel like I am playing on a level playing field.</text:p>
            <text:p>Harder for big companies to squish competition if all parties have the same tools and they can't litigate you to death for being more adaptable than they are.</text:p>
          </table:table-cell>
          <table:table-cell table:number-columns-repeated="1022"/>
        </table:table-row>
        <table:table-row table:style-name="ro5">
          <table:table-cell office:value-type="float" office:value="97">
            <text:p>97</text:p>
          </table:table-cell>
          <table:table-cell office:value-type="string">
            <text:p>If this were my day job, I would be much more involved...currently I tinker and I use it when it happens to be a good, flexible solution to a problem I may have. <text:s/>My most recent example is a school bell/master clock system...the system is aging and too expensive to replace, and it is incredibly inflexible. <text:s/>We kept most of the system, and built a new controller from open source hardware that runs the clocks, keeps them synced, and rings the bells when we want them run.</text:p>
          </table:table-cell>
          <table:table-cell table:number-columns-repeated="1022"/>
        </table:table-row>
        <table:table-row table:style-name="ro6">
          <table:table-cell office:value-type="float" office:value="98">
            <text:p>98</text:p>
          </table:table-cell>
          <table:table-cell office:value-type="string">
            <text:p>Arduino is a basketful of crap.</text:p>
            <text:p>crooked pins, virtual comm port, FTDI v proper USB support, nasty barriers to releasing an consumer product which starts as Arduino - due to virtual comm.</text:p>
            <text:p>Open Source can promote an inferior product - not always a plus.</text:p>
          </table:table-cell>
          <table:table-cell table:number-columns-repeated="1022"/>
        </table:table-row>
        <table:table-row table:style-name="ro8">
          <table:table-cell office:value-type="float" office:value="99">
            <text:p>99</text:p>
          </table:table-cell>
          <table:table-cell office:value-type="string">
            <text:p>eventually all of it, there a lot of people like me that have older cars and need to either replace or update the on board cpu's.</text:p>
            <text:p>The helicopter side will be open source completely once I build the prototypes. Besides engine control systems, there will be other packages for trouble shooting systems, event tracking, and Search and Rescue packages/</text:p>
          </table:table-cell>
          <table:table-cell table:number-columns-repeated="1022"/>
        </table:table-row>
        <table:table-row table:style-name="ro8">
          <table:table-cell office:value-type="float" office:value="100">
            <text:p>100</text:p>
          </table:table-cell>
          <table:table-cell office:value-type="string">
            <text:p>1.) <text:s text:c="4"/>I have not yet developed any open source hardware on account that someone else has already made whatever I would find a need for.</text:p>
            <text:p>2.) <text:s text:c="4"/>I do dearly wish to start a hacker space where I can "nerd" with the friends I have that engage in this type of activity. <text:s/>Starting such a space, however, has proved too difficult and expensive for us. <text:s/>Also, none of us want to join a hacker space where the people we would call friends and regularly associate with may not necessarily share our moral standards or hold in high esteem the things we value. <text:s/>I would be grateful for any advice that can be provided on how to remedy this situation.</text:p>
          </table:table-cell>
          <table:table-cell table:number-columns-repeated="1022"/>
        </table:table-row>
        <table:table-row table:style-name="ro5">
          <table:table-cell office:value-type="float" office:value="101">
            <text:p>101</text:p>
          </table:table-cell>
          <table:table-cell office:value-type="string">
            <text:p>I think that the open source movement is a great thing in general, with the different licenses that are suited for both corporations and hobbyists.</text:p>
          </table:table-cell>
          <table:table-cell table:number-columns-repeated="1022"/>
        </table:table-row>
        <table:table-row table:style-name="ro5">
          <table:table-cell office:value-type="float" office:value="102">
            <text:p>102</text:p>
          </table:table-cell>
          <table:table-cell office:value-type="string">
            <text:p>As the saying goes, it's an idea whose time has come, and I want to be a part of it way more than my current modest involvement.</text:p>
          </table:table-cell>
          <table:table-cell table:number-columns-repeated="1022"/>
        </table:table-row>
        <table:table-row table:style-name="ro5">
          <table:table-cell office:value-type="float" office:value="103">
            <text:p>103</text:p>
          </table:table-cell>
          <table:table-cell office:value-type="string">
            <text:p>I wish there was a place where engineers like myself can sell their products and share their ideas.</text:p>
          </table:table-cell>
          <table:table-cell table:number-columns-repeated="1022"/>
        </table:table-row>
        <table:table-row table:style-name="ro5">
          <table:table-cell office:value-type="float" office:value="104">
            <text:p>104</text:p>
          </table:table-cell>
          <table:table-cell office:value-type="string">
            <text:p>I'm pretty new to this OSHW stuff because I just recently learned about it. <text:s/>I'm a relatively young full time engineer. <text:s/>I've been looking for ways to get practical experience because my current job is a lot of paperwork and bean counting. <text:s/>I don't want to forget what I learned in college, and I don't want to stop learning just because I'm out of school. <text:s/>That's why I'm looking forward to participating in the OSHW community.</text:p>
          </table:table-cell>
          <table:table-cell table:number-columns-repeated="1022"/>
        </table:table-row>
        <table:table-row table:style-name="ro8">
          <table:table-cell office:value-type="float" office:value="105">
            <text:p>105</text:p>
          </table:table-cell>
          <table:table-cell office:value-type="string">
            <text:p>I think Open Source Hardware has been very important. It has allowed a lot of different people with varying interest and skill sets to get involved. Create different ideas, have fun and expand in ways never imaginable.</text:p>
            <text:p>OSH is a driving force that will continue for years to come.</text:p>
          </table:table-cell>
          <table:table-cell table:number-columns-repeated="1022"/>
        </table:table-row>
        <table:table-row table:style-name="ro5">
          <table:table-cell office:value-type="float" office:value="106">
            <text:p>106</text:p>
          </table:table-cell>
          <table:table-cell office:value-type="string">
            <text:p>I think the OSHW and Open Source Software trends are great for the economy because it helps us prepare our youth for technical careers.</text:p>
          </table:table-cell>
          <table:table-cell table:number-columns-repeated="1022"/>
        </table:table-row>
        <table:table-row table:style-name="ro5">
          <table:table-cell office:value-type="float" office:value="107">
            <text:p>107</text:p>
          </table:table-cell>
          <table:table-cell office:value-type="string">
            <text:p>I'm very interested in open soure hardware but I haven't found a product/project that I can use for any of the projects I'm working on like trying to build an affordible and usable home server</text:p>
          </table:table-cell>
          <table:table-cell table:number-columns-repeated="1022"/>
        </table:table-row>
        <table:table-row table:style-name="ro5">
          <table:table-cell office:value-type="float" office:value="108">
            <text:p>108</text:p>
          </table:table-cell>
          <table:table-cell office:value-type="string">
            <text:p>OSHW is going to change the Manufacturing Industry and the Patents System, IP, etc. forever</text:p>
          </table:table-cell>
          <table:table-cell table:number-columns-repeated="1022"/>
        </table:table-row>
        <table:table-row table:style-name="ro5">
          <table:table-cell office:value-type="float" office:value="109">
            <text:p>109</text:p>
          </table:table-cell>
          <table:table-cell office:value-type="string">
            <text:p>I think it is our duty to be part of open source, everyone will benefit from it.</text:p>
          </table:table-cell>
          <table:table-cell table:number-columns-repeated="1022"/>
        </table:table-row>
        <table:table-row table:style-name="ro5">
          <table:table-cell office:value-type="float" office:value="110">
            <text:p>110</text:p>
          </table:table-cell>
          <table:table-cell office:value-type="string">
            <text:p>nil</text:p>
          </table:table-cell>
          <table:table-cell table:number-columns-repeated="1022"/>
        </table:table-row>
        <table:table-row table:style-name="ro5">
          <table:table-cell office:value-type="float" office:value="111">
            <text:p>111</text:p>
          </table:table-cell>
          <table:table-cell office:value-type="string">
            <text:p>Reference designs of manufacturers that are free for download on their websites, are also a kind of open hardware and should be considered as this.</text:p>
          </table:table-cell>
          <table:table-cell table:number-columns-repeated="1022"/>
        </table:table-row>
        <table:table-row table:style-name="ro5">
          <table:table-cell office:value-type="float" office:value="112">
            <text:p>112</text:p>
          </table:table-cell>
          <table:table-cell office:value-type="string">
            <text:p>Could like to know more about OSH and feel it has an interesting future (possibly in such Markets like the Indian Automotive aftermarket where i work)</text:p>
          </table:table-cell>
          <table:table-cell table:number-columns-repeated="1022"/>
        </table:table-row>
        <table:table-row table:style-name="ro5">
          <table:table-cell office:value-type="float" office:value="113">
            <text:p>113</text:p>
          </table:table-cell>
          <table:table-cell office:value-type="string">
            <text:p>I love open source hardware. Collaborating on and sharing ideas is the best possible way for innovation to happen, and it benefits everyone involved. Once, I was designing an open source ism spectrum analyzer, and I posted my code and designs on the forum before making the final board. I was a little disappointed with the refresh rate, and asked for some advice. I quockly got Some simple minor hw and sw bug fixes that sped up the scan by a factor of 50! All from other people who's sole goal is the pure advancement of knowledge. It doesn't get better than that.</text:p>
          </table:table-cell>
          <table:table-cell table:number-columns-repeated="1022"/>
        </table:table-row>
        <table:table-row table:style-name="ro5">
          <table:table-cell office:value-type="float" office:value="114">
            <text:p>114</text:p>
          </table:table-cell>
          <table:table-cell office:value-type="string">
            <text:p>Open source hardware and the Maker movement have the potential to transform society.</text:p>
          </table:table-cell>
          <table:table-cell table:number-columns-repeated="1022"/>
        </table:table-row>
        <table:table-row table:style-name="ro5">
          <table:table-cell office:value-type="float" office:value="115">
            <text:p>115</text:p>
          </table:table-cell>
          <table:table-cell office:value-type="string">
            <text:p>I am very interested to learn more about it.</text:p>
          </table:table-cell>
          <table:table-cell table:number-columns-repeated="1022"/>
        </table:table-row>
        <table:table-row table:style-name="ro5">
          <table:table-cell office:value-type="float" office:value="116">
            <text:p>116</text:p>
          </table:table-cell>
          <table:table-cell office:value-type="string">
            <text:p>Just that it's far more complex than I first imagined, and those who have developed it have my utmost respect - there are some very smart people in my hobby!</text:p>
          </table:table-cell>
          <table:table-cell table:number-columns-repeated="1022"/>
        </table:table-row>
        <table:table-row table:style-name="ro5">
          <table:table-cell office:value-type="float" office:value="117">
            <text:p>117</text:p>
          </table:table-cell>
          <table:table-cell office:value-type="string">
            <text:p>no</text:p>
          </table:table-cell>
          <table:table-cell table:number-columns-repeated="1022"/>
        </table:table-row>
        <table:table-row table:style-name="ro6">
          <table:table-cell office:value-type="float" office:value="118">
            <text:p>118</text:p>
          </table:table-cell>
          <table:table-cell office:value-type="string">
            <text:p>I am so very grateful a co-worker pointed me to arduino and sparkfun a year ago. <text:s/>This has given me something to tinker with and continue learning.</text:p>
            <text:p/>
            <text:p>I was pleased to see at blackhat in 2011 that Peiter Zatko (Mudge) has arranged for an expedited process to get funding at DARPA for hacker/maker spaces and projects. <text:s/>I hope others can learn of this and make use of it.</text:p>
          </table:table-cell>
          <table:table-cell table:number-columns-repeated="1022"/>
        </table:table-row>
        <table:table-row table:style-name="ro5">
          <table:table-cell office:value-type="float" office:value="119">
            <text:p>119</text:p>
          </table:table-cell>
          <table:table-cell office:value-type="string">
            <text:p>No</text:p>
          </table:table-cell>
          <table:table-cell table:number-columns-repeated="1022"/>
        </table:table-row>
        <table:table-row table:style-name="ro5">
          <table:table-cell office:value-type="float" office:value="120">
            <text:p>120</text:p>
          </table:table-cell>
          <table:table-cell office:value-type="string">
            <text:p>The Open Hardware no se construye con un teclado o un mouse. se construye con herramientas. Ustedes, que impulsan esto, deben enseñar eso. TRABAJAR y sólo trabajar para luego compartir y transmtir enseñanzas, no juegos, no redes sociales, no chat. No perder tiempo.</text:p>
          </table:table-cell>
          <table:table-cell table:number-columns-repeated="1022"/>
        </table:table-row>
        <table:table-row table:style-name="ro5">
          <table:table-cell office:value-type="float" office:value="121">
            <text:p>121</text:p>
          </table:table-cell>
          <table:table-cell office:value-type="string">
            <text:p>Needs more explanations for the genereal public. People still think it is not a business but projects like Arduino show that you can still make money even if your Hardware is Open-Hardware.</text:p>
          </table:table-cell>
          <table:table-cell table:number-columns-repeated="1022"/>
        </table:table-row>
        <table:table-row table:style-name="ro5">
          <table:table-cell office:value-type="float" office:value="122">
            <text:p>122</text:p>
          </table:table-cell>
          <table:table-cell office:value-type="string">
            <text:p>I'm just learning so I don't believe I would of much help right now.</text:p>
          </table:table-cell>
          <table:table-cell table:number-columns-repeated="1022"/>
        </table:table-row>
        <table:table-row table:style-name="ro5">
          <table:table-cell office:value-type="float" office:value="123">
            <text:p>123</text:p>
          </table:table-cell>
          <table:table-cell office:value-type="string">
            <text:p>I am new to this I am 21 years old and work am a pantry cheff full time and I am taking online classes through a community college for computer science. I am excited about OSH because it has a great supporting community for a beginner like me.</text:p>
          </table:table-cell>
          <table:table-cell table:number-columns-repeated="1022"/>
        </table:table-row>
        <table:table-row table:style-name="ro5">
          <table:table-cell office:value-type="float" office:value="124">
            <text:p>124</text:p>
          </table:table-cell>
          <table:table-cell office:value-type="string">
            <text:p>I just started to get into the world of electronics tinkering, an open source code and hardware made it a heck of a lot easier to learn quickly.</text:p>
          </table:table-cell>
          <table:table-cell table:number-columns-repeated="1022"/>
        </table:table-row>
        <table:table-row table:style-name="ro5">
          <table:table-cell office:value-type="float" office:value="125">
            <text:p>125</text:p>
          </table:table-cell>
          <table:table-cell office:value-type="string">
            <text:p>Nope, fairly new in the whole open source hardware community. <text:s/>Now that I actually have a paying job I can buy parts I need for my projects.</text:p>
          </table:table-cell>
          <table:table-cell table:number-columns-repeated="1022"/>
        </table:table-row>
        <table:table-row table:style-name="ro5">
          <table:table-cell office:value-type="float" office:value="126">
            <text:p>126</text:p>
          </table:table-cell>
          <table:table-cell office:value-type="string">
            <text:p>I think open source is the best way to operate. Why pay extra for all the inefficiency and hassle of non open source?</text:p>
          </table:table-cell>
          <table:table-cell table:number-columns-repeated="1022"/>
        </table:table-row>
        <table:table-row table:style-name="ro5">
          <table:table-cell office:value-type="float" office:value="127">
            <text:p>127</text:p>
          </table:table-cell>
          <table:table-cell office:value-type="string">
            <text:p>I think one of the great things about open-source hardware is that there are hardly ever enclosures or cases. <text:s/>Having something boxed up or having to spend 20 minutes unscrewing something makes it feel like it's not yours, even though you bought it. <text:s/>Put the circuits out where you can see them and you feel like it's something you own.</text:p>
          </table:table-cell>
          <table:table-cell table:number-columns-repeated="1022"/>
        </table:table-row>
        <table:table-row table:style-name="ro6">
          <table:table-cell office:value-type="float" office:value="128">
            <text:p>128</text:p>
          </table:table-cell>
          <table:table-cell office:value-type="string">
            <text:p>What's the point? It's great if you don't have the brains to design the hardware youself, but it accellerates outsourcing. Chinese manufacturers will just jump on the popular projects, commercialize them and take the profits. </text:p>
            <text:p/>
            <text:p>Open source is stupid. It should be open only to a small select group of people -- not foreign manufacturers or their employees.</text:p>
          </table:table-cell>
          <table:table-cell table:number-columns-repeated="1022"/>
        </table:table-row>
        <table:table-row table:style-name="ro5">
          <table:table-cell office:value-type="float" office:value="129">
            <text:p>129</text:p>
          </table:table-cell>
          <table:table-cell office:value-type="string">
            <text:p>It stands to be a re-birth of tech and innovation. I also believe that it will be the source of future life changing inventions/ innovations.</text:p>
          </table:table-cell>
          <table:table-cell table:number-columns-repeated="1022"/>
        </table:table-row>
        <table:table-row table:style-name="ro5">
          <table:table-cell office:value-type="float" office:value="130">
            <text:p>130</text:p>
          </table:table-cell>
          <table:table-cell office:value-type="string">
            <text:p>Always been a open field which helps beginners as well as seasoned experts get better at what they do best.</text:p>
          </table:table-cell>
          <table:table-cell table:number-columns-repeated="1022"/>
        </table:table-row>
        <table:table-row table:style-name="ro5">
          <table:table-cell office:value-type="float" office:value="131">
            <text:p>131</text:p>
          </table:table-cell>
          <table:table-cell office:value-type="string">
            <text:p>I hope that OSH will have big impact on people behaviours as consumers and makers</text:p>
          </table:table-cell>
          <table:table-cell table:number-columns-repeated="1022"/>
        </table:table-row>
        <table:table-row table:style-name="ro5">
          <table:table-cell office:value-type="float" office:value="132">
            <text:p>132</text:p>
          </table:table-cell>
          <table:table-cell office:value-type="string">
            <text:p>The idea that the underlying source files for an open-source hardware project are available tends to make me want to be certain all of the details are correct, thus resulting in a better design. <text:s/>It's not possible to hide "dirty laundry" under the wraps of "confidential design info" with an open-source project.</text:p>
          </table:table-cell>
          <table:table-cell table:number-columns-repeated="1022"/>
        </table:table-row>
        <table:table-row table:style-name="ro5">
          <table:table-cell office:value-type="float" office:value="133">
            <text:p>133</text:p>
          </table:table-cell>
          <table:table-cell office:value-type="string">
            <text:p>love it</text:p>
          </table:table-cell>
          <table:table-cell table:number-columns-repeated="1022"/>
        </table:table-row>
        <table:table-row table:style-name="ro11">
          <table:table-cell office:value-type="float" office:value="134">
            <text:p>134</text:p>
          </table:table-cell>
          <table:table-cell office:value-type="string">
            <text:p>open source is the terminal point of a market that doesn't know how to continue to grow</text:p>
            <text:p/>
            <text:p>every machine has allready been sold a houndred times with the butons in diferent places and de leds of diferent colours.</text:p>
            <text:p/>
            <text:p>now they sell equipment in pieces, like lego toys. <text:s text:c="2"/>that can only be great.</text:p>
            <text:p/>
            <text:p>it was about time the market of machines collapses into pieces.</text:p>
            <text:p/>
            <text:p>my favourite machines are the broken ones or those that have been detourned from their original purpose.</text:p>
          </table:table-cell>
          <table:table-cell table:number-columns-repeated="1022"/>
        </table:table-row>
        <table:table-row table:style-name="ro5">
          <table:table-cell office:value-type="float" office:value="135">
            <text:p>135</text:p>
          </table:table-cell>
          <table:table-cell office:value-type="string">
            <text:p>an open source hardware MUST have a good community and/or support</text:p>
          </table:table-cell>
          <table:table-cell table:number-columns-repeated="1022"/>
        </table:table-row>
        <table:table-row table:style-name="ro12">
          <table:table-cell office:value-type="float" office:value="136">
            <text:p>136</text:p>
          </table:table-cell>
          <table:table-cell office:value-type="string">
            <text:p>The results of the open source hardware have enriched my career, my home and my children.</text:p>
            <text:p/>
            <text:p>My career - I was able to build robots that are controlled by the web simply and quickly.</text:p>
            <text:p>My home - I'm building a dog feeder that will ensure my puppy isn't starved by the big dog, and my lizards will be fed automatically while I'm gone.</text:p>
            <text:p>My children - they've played with waves, bubbles and light strobing effects all based on open-source hardware and code.</text:p>
          </table:table-cell>
          <table:table-cell table:number-columns-repeated="1022"/>
        </table:table-row>
        <table:table-row table:style-name="ro8">
          <table:table-cell office:value-type="float" office:value="137">
            <text:p>137</text:p>
          </table:table-cell>
          <table:table-cell office:value-type="string">
            <text:p>I really wish open source hardware gains more popularity and success.</text:p>
            <text:p>I would like to see the unethical practices from mega corporations like Microsoft, Apple, Monsanto, etc, become illegal and disappear altogether.</text:p>
          </table:table-cell>
          <table:table-cell table:number-columns-repeated="1022"/>
        </table:table-row>
        <table:table-row table:style-name="ro8">
          <table:table-cell office:value-type="float" office:value="138">
            <text:p>138</text:p>
          </table:table-cell>
          <table:table-cell office:value-type="string">
            <text:p>I get a lot out of looking and makers projects and youtube project logs.</text:p>
            <text:p>There is usaully more than one what to sove a problem but I look at how others solved the problems I am thinking about.</text:p>
          </table:table-cell>
          <table:table-cell table:number-columns-repeated="1022"/>
        </table:table-row>
        <table:table-row table:style-name="ro5">
          <table:table-cell office:value-type="float" office:value="139">
            <text:p>139</text:p>
          </table:table-cell>
          <table:table-cell office:value-type="string">
            <text:p>I really love the Open-source community. I do see a lot of other companies just taking the work and sell commercially without crediting the original open-source maker. I do worry this is harmful, because then those customer won't know the project was open-source and won't get the same quality support from the community if they run into troubles.</text:p>
          </table:table-cell>
          <table:table-cell table:number-columns-repeated="1022"/>
        </table:table-row>
        <table:table-row table:style-name="ro5">
          <table:table-cell office:value-type="float" office:value="140">
            <text:p>140</text:p>
          </table:table-cell>
          <table:table-cell office:value-type="string">
            <text:p>The open hardware movement seems to be driven mostly by hardware companies either hoping to sell more components or distributors hoping to leech off of the hard work of the open hardware community. <text:s/>There are multiple what I will call re-seller companies that take other peoples open designs, manufacture them with little or no added value and sell them at a significant profit with no compensation to the original designers. <text:s/>It seems a bit like thievery, if not that then at least massive scale leeching. <text:s/>Open hardware profits those willing to take advantage of the intellectual effort of others. <text:s/>Notice that the biggest supporters of open hardware are those companies best positioned to profit from the uncompensated hard work of others.</text:p>
          </table:table-cell>
          <table:table-cell table:number-columns-repeated="1022"/>
        </table:table-row>
        <table:table-row table:style-name="ro5">
          <table:table-cell office:value-type="float" office:value="141">
            <text:p>141</text:p>
          </table:table-cell>
          <table:table-cell office:value-type="string">
            <text:p>We currently purchase hardware in volume for embedded Linux applications. We would like to contact businesses involved in open source hardware for Linux and participate in open source hardware projects</text:p>
          </table:table-cell>
          <table:table-cell table:number-columns-repeated="1022"/>
        </table:table-row>
        <table:table-row table:style-name="ro5">
          <table:table-cell office:value-type="float" office:value="142">
            <text:p>142</text:p>
          </table:table-cell>
          <table:table-cell office:value-type="string">
            <text:p>I am just getting into this concept so have nothing to add. <text:s/>I had worked before with open source software so why not open source hardware!</text:p>
          </table:table-cell>
          <table:table-cell table:number-columns-repeated="1022"/>
        </table:table-row>
        <table:table-row table:style-name="ro5">
          <table:table-cell office:value-type="float" office:value="143">
            <text:p>143</text:p>
          </table:table-cell>
          <table:table-cell office:value-type="string">
            <text:p>People are often warning me about how others are going to "steal" my ideas if I sell OSHW. I'm never sure how to respond to them, except to say "I wish I was that popular".</text:p>
          </table:table-cell>
          <table:table-cell table:number-columns-repeated="1022"/>
        </table:table-row>
        <table:table-row table:style-name="ro5">
          <table:table-cell office:value-type="float" office:value="144">
            <text:p>144</text:p>
          </table:table-cell>
          <table:table-cell office:value-type="string">
            <text:p>I like the fact that it's helpful for people getting started. I reserve the rest of my comments/thoughts because as a professional embedded engineer, everyone needs to get started somewhere.</text:p>
          </table:table-cell>
          <table:table-cell table:number-columns-repeated="1022"/>
        </table:table-row>
        <table:table-row table:style-name="ro5">
          <table:table-cell office:value-type="float" office:value="145">
            <text:p>145</text:p>
          </table:table-cell>
          <table:table-cell office:value-type="string">
            <text:p>I pretty much discussed everything in the previous comments box, but I'd like to say that on a personal level, open source hardware has deeply impacted my life. Prior to learning Arduino in late 2010, I had no real direction in my art or my career path. But from the first push-button program written for my solderless breadboard, I knew there was something profoundly amazing in thew world of physical computing which I could now tap into. Through my exploration in Arduino, I learned about Makerbot and ended up purchasing a kit for myself. This development enabled me to produce high-quality props for a handful of student films, getting me my first job with a real studio. From there, my career path has only expanded and grown. It was through learning how to program in open source hardware, that I came into my own, and for that, I am eternally grateful.</text:p>
          </table:table-cell>
          <table:table-cell table:number-columns-repeated="1022"/>
        </table:table-row>
        <table:table-row table:style-name="ro6">
          <table:table-cell office:value-type="float" office:value="146">
            <text:p>146</text:p>
          </table:table-cell>
          <table:table-cell office:value-type="string">
            <text:p>I feel that the consequences of empowering the OSHW community reach out further than teaching someone how to develop hardware or taking advantage of the power of the community to build something bigger.</text:p>
            <text:p/>
            <text:p>I believe that in doing so, we can revolutionize a field in which proprietary knowledge is often convoluted and obscure, making it much harder for brilliant people to get into development without several years experience in the job market. Unfortunately, a lot of the knowledge required is not explicitly taught at any single course or university.</text:p>
          </table:table-cell>
          <table:table-cell table:number-columns-repeated="1022"/>
        </table:table-row>
        <table:table-row table:style-name="ro5">
          <table:table-cell office:value-type="float" office:value="147">
            <text:p>147</text:p>
          </table:table-cell>
          <table:table-cell office:value-type="string">
            <text:p>Can be very useful to get started and develop new ideas rapidly.</text:p>
          </table:table-cell>
          <table:table-cell table:number-columns-repeated="1022"/>
        </table:table-row>
        <table:table-row table:style-name="ro5">
          <table:table-cell office:value-type="float" office:value="148">
            <text:p>148</text:p>
          </table:table-cell>
          <table:table-cell office:value-type="string">
            <text:p>no</text:p>
          </table:table-cell>
          <table:table-cell table:number-columns-repeated="1022"/>
        </table:table-row>
        <table:table-row table:style-name="ro5">
          <table:table-cell office:value-type="float" office:value="149">
            <text:p>149</text:p>
          </table:table-cell>
          <table:table-cell office:value-type="string">
            <text:p>If we could put an arduino and a multimeter in the hands of every high school student, maybe the US would start producing a lot more engineers.</text:p>
          </table:table-cell>
          <table:table-cell table:number-columns-repeated="1022"/>
        </table:table-row>
        <table:table-row table:style-name="ro5">
          <table:table-cell office:value-type="float" office:value="150">
            <text:p>150</text:p>
          </table:table-cell>
          <table:table-cell office:value-type="string">
            <text:p>n/a</text:p>
          </table:table-cell>
          <table:table-cell table:number-columns-repeated="1022"/>
        </table:table-row>
        <table:table-row table:style-name="ro5">
          <table:table-cell office:value-type="float" office:value="151">
            <text:p>151</text:p>
          </table:table-cell>
          <table:table-cell office:value-type="string">
            <text:p>It's the best way out there to learn about electronics, and that is a knowledge and love that we need to spread throughout our society if we want to succeed.</text:p>
          </table:table-cell>
          <table:table-cell table:number-columns-repeated="1022"/>
        </table:table-row>
        <table:table-row table:style-name="ro5">
          <table:table-cell office:value-type="float" office:value="152">
            <text:p>152</text:p>
          </table:table-cell>
          <table:table-cell office:value-type="string">
            <text:p>I think the community can benefit from being based around OSHW. This will allow people to work very closely with each other and, who knows, new innovative tech might come out of it.</text:p>
          </table:table-cell>
          <table:table-cell table:number-columns-repeated="1022"/>
        </table:table-row>
        <table:table-row table:style-name="ro5">
          <table:table-cell office:value-type="float" office:value="153">
            <text:p>153</text:p>
          </table:table-cell>
          <table:table-cell office:value-type="string">
            <text:p>I've been wanting to find a local open-source hardware store where I can look at parts, talk with someone with some knowledge, and buy parts without having to pay shipping. <text:s/>I haven't found one but would frequent on if it existed. <text:s/>Radio Shack rarely has any parts I need for a project and they a overpriced when they do have them.</text:p>
          </table:table-cell>
          <table:table-cell table:number-columns-repeated="1022"/>
        </table:table-row>
        <table:table-row table:style-name="ro5">
          <table:table-cell office:value-type="float" office:value="154">
            <text:p>154</text:p>
          </table:table-cell>
          <table:table-cell office:value-type="string">
            <text:p>nope but i love the system and being able to search on the internet and learn how an open source projects works faster than something that is patented.</text:p>
          </table:table-cell>
          <table:table-cell table:number-columns-repeated="1022"/>
        </table:table-row>
        <table:table-row table:style-name="ro5">
          <table:table-cell office:value-type="float" office:value="155">
            <text:p>155</text:p>
          </table:table-cell>
          <table:table-cell office:value-type="string">
            <text:p>Using open source hardware we have reduced cost more than in half, cut footprint and weight considerably and made control adjustments that weren't practical using off the shelf components.</text:p>
          </table:table-cell>
          <table:table-cell table:number-columns-repeated="1022"/>
        </table:table-row>
        <table:table-row table:style-name="ro5">
          <table:table-cell office:value-type="float" office:value="156">
            <text:p>156</text:p>
          </table:table-cell>
          <table:table-cell office:value-type="string">
            <text:p>for the most part, open source hardware is a one way street. <text:s/>things get designed and diseminated, and very rarely do modifications make it back up-stream to the original product. <text:s/>its too much of a hassle for both the manufacturer and the consumer. <text:s/>the difference in comparison to non-open hardware, is that there is good documentation, so the end user can learn and modify as needed. <text:s/>this is exactly what the early electronics industry did, before it became too large. <text:s/>oddly enough, even though its all supposed to be open, and free for others to modify and sell, there is still just as much bad blood when someone actually does this. <text:s/>or perhaps when they dont modify and sell, and just make their own copy. but rather than dollars being the thing lost, its pride and recognition.</text:p>
          </table:table-cell>
          <table:table-cell table:number-columns-repeated="1022"/>
        </table:table-row>
        <table:table-row table:style-name="ro5">
          <table:table-cell office:value-type="float" office:value="157">
            <text:p>157</text:p>
          </table:table-cell>
          <table:table-cell office:value-type="string">
            <text:p>We are not strictly in open hardware bussiness but rather in design field. Ofcourse we benefit from and contribute to open hardware as a part of design in general. We are promoting the ideas of open desing which are much less known than ideas behind open harware. It is a quite dificult situation, mainly because open design strategies and philosophy is unknown to most of our would-be partners (designers, users).</text:p>
          </table:table-cell>
          <table:table-cell table:number-columns-repeated="1022"/>
        </table:table-row>
        <table:table-row table:style-name="ro6">
          <table:table-cell office:value-type="float" office:value="158">
            <text:p>158</text:p>
          </table:table-cell>
          <table:table-cell office:value-type="string">
            <text:p>While I'm passionate about Arduino I'm disappointed that it had allot to with the death of the Make controller. Some might say that it was overkill for many projects and that untethering from the computer was too difficult. But for ease of use and rapid prototyping it ruled. It made it <text:s/>so much easier to teach physical computing especially combined with Max/MSP. </text:p>
            <text:p/>
            <text:p>I'm 100% in favor of all tenants of open source. the sharing, the huge community of helpful hackers and makers. I just hope deserving companies such as cycling74 don't suffer a similar fate that Makingthings did. ok I deviated from hardware, however I believe the soft and hardware our intertwined and can't be separated.</text:p>
          </table:table-cell>
          <table:table-cell table:number-columns-repeated="1022"/>
        </table:table-row>
        <table:table-row table:style-name="ro5">
          <table:table-cell office:value-type="float" office:value="159">
            <text:p>159</text:p>
          </table:table-cell>
          <table:table-cell office:value-type="string">
            <text:p>I'd love to use open source hardware to learn more about electronics and circuit design--it will be more practical to me than using closed hardware about which there is limited information to help me learn.</text:p>
          </table:table-cell>
          <table:table-cell table:number-columns-repeated="1022"/>
        </table:table-row>
        <table:table-row table:style-name="ro8">
          <table:table-cell office:value-type="float" office:value="160">
            <text:p>160</text:p>
          </table:table-cell>
          <table:table-cell office:value-type="string">
            <text:p>Not yet.</text:p>
            <text:p>I hope will able to contribute on years to come.</text:p>
          </table:table-cell>
          <table:table-cell table:number-columns-repeated="1022"/>
        </table:table-row>
        <table:table-row table:style-name="ro5">
          <table:table-cell office:value-type="float" office:value="161">
            <text:p>161</text:p>
          </table:table-cell>
          <table:table-cell office:value-type="string">
            <text:p>Its a great movement, Keeping things open and transparent is good for society. Knowledge should be freely available to all.</text:p>
          </table:table-cell>
          <table:table-cell table:number-columns-repeated="1022"/>
        </table:table-row>
        <table:table-row table:style-name="ro5">
          <table:table-cell office:value-type="float" office:value="162">
            <text:p>162</text:p>
          </table:table-cell>
          <table:table-cell office:value-type="string">
            <text:p>Its a great tool for university students to get started with.</text:p>
          </table:table-cell>
          <table:table-cell table:number-columns-repeated="1022"/>
        </table:table-row>
        <table:table-row table:style-name="ro5">
          <table:table-cell office:value-type="float" office:value="163">
            <text:p>163</text:p>
          </table:table-cell>
          <table:table-cell office:value-type="string">
            <text:p>Everything should be open source. Please always support people like pirate bay. Make money out of it when you need to but it should still be open source.</text:p>
          </table:table-cell>
          <table:table-cell table:number-columns-repeated="1022"/>
        </table:table-row>
        <table:table-row table:style-name="ro5">
          <table:table-cell office:value-type="float" office:value="164">
            <text:p>164</text:p>
          </table:table-cell>
          <table:table-cell office:value-type="string">
            <text:p>find a cheap way to make your products look cool too.</text:p>
          </table:table-cell>
          <table:table-cell table:number-columns-repeated="1022"/>
        </table:table-row>
        <table:table-row table:style-name="ro5">
          <table:table-cell office:value-type="float" office:value="165">
            <text:p>165</text:p>
          </table:table-cell>
          <table:table-cell office:value-type="string">
            <text:p>I think there can be more collaboration between the software and hardware guys among the OS community. <text:s/>There are still a few glitches here and there to get things working.</text:p>
          </table:table-cell>
          <table:table-cell table:number-columns-repeated="1022"/>
        </table:table-row>
        <table:table-row table:style-name="ro5">
          <table:table-cell office:value-type="float" office:value="166">
            <text:p>166</text:p>
          </table:table-cell>
          <table:table-cell office:value-type="string">
            <text:p>Open source hardware should become the defacto standard. Good to learn from it. <text:s/>Good luck.</text:p>
          </table:table-cell>
          <table:table-cell table:number-columns-repeated="1022"/>
        </table:table-row>
        <table:table-row table:style-name="ro5">
          <table:table-cell office:value-type="float" office:value="167">
            <text:p>167</text:p>
          </table:table-cell>
          <table:table-cell office:value-type="string">
            <text:p>If it wasn't for open source hardware I wouldn't be able to do any of what I do as an artist.</text:p>
          </table:table-cell>
          <table:table-cell table:number-columns-repeated="1022"/>
        </table:table-row>
        <table:table-row table:style-name="ro5">
          <table:table-cell office:value-type="float" office:value="168">
            <text:p>168</text:p>
          </table:table-cell>
          <table:table-cell office:value-type="string">
            <text:p>I attended a panel at ITP Camp last year on open source hardware. <text:s/>My training is primarily in software, and as a woman, I'm very aware of the gender imbalance in the community. <text:s/>I was impressed with the gender parity of the panel. <text:s/>I wouldn't consider myself an active member of the open source hardware community, so I can't really say how gender plays out in the greater community, but I find it very exciting <text:s/>to have women like Lady Ada play such a strong leadership role.</text:p>
          </table:table-cell>
          <table:table-cell table:number-columns-repeated="1022"/>
        </table:table-row>
        <table:table-row table:style-name="ro5">
          <table:table-cell office:value-type="float" office:value="169">
            <text:p>169</text:p>
          </table:table-cell>
          <table:table-cell office:value-type="string">
            <text:p>I kind of wish that really good "official" written documentation was more common -- if you adopt a platform early then it takes a while for the community to gather critical mass and start being a good source of troubleshooting information. But seriously, on the whole, huge benefits to OSH in my book.</text:p>
          </table:table-cell>
          <table:table-cell table:number-columns-repeated="1022"/>
        </table:table-row>
        <table:table-row table:style-name="ro5">
          <table:table-cell office:value-type="float" office:value="170">
            <text:p>170</text:p>
          </table:table-cell>
          <table:table-cell office:value-type="string">
            <text:p>Yes, but nothing that would be useful to share in short form here. <text:s/>I'll continue to be part of the discussion though.</text:p>
          </table:table-cell>
          <table:table-cell table:number-columns-repeated="1022"/>
        </table:table-row>
        <table:table-row table:style-name="ro5">
          <table:table-cell office:value-type="float" office:value="171">
            <text:p>171</text:p>
          </table:table-cell>
          <table:table-cell office:value-type="string">
            <text:p>Just that I think it's a cool idea and I hope it turns out to be profitable for the companies supporting it. I suspect that for every experienced engineer/hacker that downloads schematics/plans and modifies the open source hardware, there are probably lots more people like me -- inexperienced, using the transparency to learn about electronics, and generally tinker. I'm happy to buy and build kits and products based on OSHW, though I may never modify anything at the schematic/PCB level.</text:p>
          </table:table-cell>
          <table:table-cell table:number-columns-repeated="1022"/>
        </table:table-row>
        <table:table-row table:style-name="ro5">
          <table:table-cell office:value-type="float" office:value="172">
            <text:p>172</text:p>
          </table:table-cell>
          <table:table-cell office:value-type="string">
            <text:p>Nope at the moment...</text:p>
          </table:table-cell>
          <table:table-cell table:number-columns-repeated="1022"/>
        </table:table-row>
        <table:table-row table:style-name="ro6">
          <table:table-cell office:value-type="float" office:value="173">
            <text:p>173</text:p>
          </table:table-cell>
          <table:table-cell office:value-type="string">
            <text:p>I am in the process of building a business around open-source. I try to follow developments related to OSHW, the and the Maker Movement, which I think are driven largely by the Internet. It is opening up all sorts of opportunities. </text:p>
            <text:p/>
            <text:p>I appreciate your work on the common cause.</text:p>
          </table:table-cell>
          <table:table-cell table:number-columns-repeated="1022"/>
        </table:table-row>
        <table:table-row table:style-name="ro6">
          <table:table-cell office:value-type="float" office:value="174">
            <text:p>174</text:p>
          </table:table-cell>
          <table:table-cell office:value-type="string">
            <text:p>OSH has been for me the way to work in this ever growing world of copyright and licensing nonsense.</text:p>
            <text:p>I have become very tired of this endless battle of the <text:s/>big companies on small individuals whose only interest is to share knowledge for free.</text:p>
            <text:p>I will continue to support and promote OSH and S. They are the only (legal) weapons we have to fight back.</text:p>
          </table:table-cell>
          <table:table-cell table:number-columns-repeated="1022"/>
        </table:table-row>
        <table:table-row table:style-name="ro5">
          <table:table-cell office:value-type="float" office:value="175">
            <text:p>175</text:p>
          </table:table-cell>
          <table:table-cell office:value-type="string">
            <text:p>It is so wonderful to be able to start a project before you know everything there is to know about a certain piece of hardware or programming environment, and then through your development of that project learn what you need to in order to make it happen. Open-source is the only platform I have ever been able to use to do something like that, and it's because of everyone contributing. Being able to download schematics and code from others' projects, reading blog posts, etc. allows me to be able to troubleshoot and hack my own designs while in the process of creation. I now am able to pick my projects based on what I want to LEARN, rather than on what I already KNOW.</text:p>
          </table:table-cell>
          <table:table-cell table:number-columns-repeated="1022"/>
        </table:table-row>
        <table:table-row table:style-name="ro5">
          <table:table-cell office:value-type="float" office:value="176">
            <text:p>176</text:p>
          </table:table-cell>
          <table:table-cell office:value-type="string">
            <text:p>It's something very cool. But as developer I know SCM's like mercurial or git. Those are good for code, but not really good for schematics + CADs. It would be very cool if there would come a system which could help users to manage their openhardware versions. (I think upverter does that, but it would be even better if you could use it with eg. EAGLE or KiCAD)</text:p>
          </table:table-cell>
          <table:table-cell table:number-columns-repeated="1022"/>
        </table:table-row>
        <table:table-row table:style-name="ro5">
          <table:table-cell office:value-type="float" office:value="177">
            <text:p>177</text:p>
          </table:table-cell>
          <table:table-cell office:value-type="string">
            <text:p>I've returned to electronics after a twenty year absence due to open hardware concepts. I've tinkered around and slowly but <text:s/>surely been sucked into the vortex or money pit known as OSH.</text:p>
          </table:table-cell>
          <table:table-cell table:number-columns-repeated="1022"/>
        </table:table-row>
        <table:table-row table:style-name="ro5">
          <table:table-cell office:value-type="float" office:value="178">
            <text:p>178</text:p>
          </table:table-cell>
          <table:table-cell office:value-type="string">
            <text:p>Back in the 70s all the electronic stuff was open hardware ... it came with detailed schematics. We have to get back to this. Good news is that there are very inspiring companies out there like Adafruit, Makerbot, Sparkfun, and many others that make open hardware real and proves its viability.</text:p>
          </table:table-cell>
          <table:table-cell table:number-columns-repeated="1022"/>
        </table:table-row>
        <table:table-row table:style-name="ro6">
          <table:table-cell office:value-type="float" office:value="179">
            <text:p>179</text:p>
          </table:table-cell>
          <table:table-cell office:value-type="string">
            <text:p>Main issue is how to balance costs –mostly electronic components and equipment as DMM, logic analyser, ...</text:p>
            <text:p/>
            <text:p>Monetization is a real issue and Lack of revenue is limiting my participation.</text:p>
          </table:table-cell>
          <table:table-cell table:number-columns-repeated="1022"/>
        </table:table-row>
        <table:table-row table:style-name="ro5">
          <table:table-cell office:value-type="float" office:value="180">
            <text:p>180</text:p>
          </table:table-cell>
          <table:table-cell office:value-type="string">
            <text:p>It's neat</text:p>
          </table:table-cell>
          <table:table-cell table:number-columns-repeated="1022"/>
        </table:table-row>
        <table:table-row table:style-name="ro5">
          <table:table-cell office:value-type="float" office:value="181">
            <text:p>181</text:p>
          </table:table-cell>
          <table:table-cell office:value-type="string">
            <text:p>Thanks for you knowledge!</text:p>
          </table:table-cell>
          <table:table-cell table:number-columns-repeated="1022"/>
        </table:table-row>
        <table:table-row table:style-name="ro5">
          <table:table-cell office:value-type="float" office:value="182">
            <text:p>182</text:p>
          </table:table-cell>
          <table:table-cell office:value-type="string">
            <text:p>I don't have a degree in Electrical Engineering I am actually a Mechanical Engineer. <text:s/>However the experience I gained from the arduino project. <text:s/>I have become not only competent, but also highly revered. <text:s/>That being said you can't get there by depending on the environment forever you have to push further. <text:s/>I read through the code I hacked it. <text:s/>I built it on other processors, and I took that knowledge I gained and applied it to all new unrelated designs.</text:p>
          </table:table-cell>
          <table:table-cell table:number-columns-repeated="1022"/>
        </table:table-row>
        <table:table-row table:style-name="ro5">
          <table:table-cell office:value-type="float" office:value="183">
            <text:p>183</text:p>
          </table:table-cell>
          <table:table-cell office:value-type="string">
            <text:p>...</text:p>
          </table:table-cell>
          <table:table-cell table:number-columns-repeated="1022"/>
        </table:table-row>
        <table:table-row table:style-name="ro5">
          <table:table-cell office:value-type="float" office:value="184">
            <text:p>184</text:p>
          </table:table-cell>
          <table:table-cell office:value-type="string">
            <text:p>Over the last year, watching the open source hardware movement has inspired me to return to school to refresh my electronics background and create a new career for myself by combining it with my existing programming career.</text:p>
          </table:table-cell>
          <table:table-cell table:number-columns-repeated="1022"/>
        </table:table-row>
        <table:table-row table:style-name="ro5">
          <table:table-cell office:value-type="float" office:value="185">
            <text:p>185</text:p>
          </table:table-cell>
          <table:table-cell office:value-type="string">
            <text:p>Nope</text:p>
          </table:table-cell>
          <table:table-cell table:number-columns-repeated="1022"/>
        </table:table-row>
        <table:table-row table:style-name="ro5">
          <table:table-cell office:value-type="float" office:value="186">
            <text:p>186</text:p>
          </table:table-cell>
          <table:table-cell office:value-type="string">
            <text:p>- keep on going. The whole world will benefit.</text:p>
          </table:table-cell>
          <table:table-cell table:number-columns-repeated="1022"/>
        </table:table-row>
        <table:table-row table:style-name="ro5">
          <table:table-cell office:value-type="float" office:value="187">
            <text:p>187</text:p>
          </table:table-cell>
          <table:table-cell office:value-type="string">
            <text:p>I think Open Source hardware is a fantastic Idea for allowing the entrance of hobbyists and kids into the electrical engineering environment. <text:s/>This allows those with little knowledge of electronics to come in and contribute and LEARN about electronics, which I think in the current world we live in is important, so they can appreciate the devices that they use on a day to day basis, and the effort that was put into making them a reality.</text:p>
          </table:table-cell>
          <table:table-cell table:number-columns-repeated="1022"/>
        </table:table-row>
        <table:table-row table:style-name="ro5">
          <table:table-cell office:value-type="float" office:value="188">
            <text:p>188</text:p>
          </table:table-cell>
          <table:table-cell office:value-type="string">
            <text:p>None at this time.</text:p>
          </table:table-cell>
          <table:table-cell table:number-columns-repeated="1022"/>
        </table:table-row>
        <table:table-row table:style-name="ro5">
          <table:table-cell office:value-type="float" office:value="189">
            <text:p>189</text:p>
          </table:table-cell>
          <table:table-cell office:value-type="string">
            <text:p>I am interested in entrepreneurial pursuits based on open hardware, but am still trying to figure out, and convince potential partners, that the business model is sound.</text:p>
          </table:table-cell>
          <table:table-cell table:number-columns-repeated="1022"/>
        </table:table-row>
        <table:table-row table:style-name="ro5">
          <table:table-cell office:value-type="float" office:value="190">
            <text:p>190</text:p>
          </table:table-cell>
          <table:table-cell office:value-type="string">
            <text:p>Arduino deserves so much credit since not only was it the first reasonably priced single board computer, it is also easier to use with a better tool chain that proprietary microcontrollers.</text:p>
          </table:table-cell>
          <table:table-cell table:number-columns-repeated="1022"/>
        </table:table-row>
        <table:table-row table:style-name="ro5">
          <table:table-cell office:value-type="float" office:value="191">
            <text:p>191</text:p>
          </table:table-cell>
          <table:table-cell office:value-type="string">
            <text:p>Make an official starter kit for open source hardware that could be sold in stores or online.</text:p>
          </table:table-cell>
          <table:table-cell table:number-columns-repeated="1022"/>
        </table:table-row>
        <table:table-row table:style-name="ro5">
          <table:table-cell office:value-type="float" office:value="192">
            <text:p>192</text:p>
          </table:table-cell>
          <table:table-cell office:value-type="string">
            <text:p>Of course, when i 'll have something interesting for the community, i 'll share it!</text:p>
          </table:table-cell>
          <table:table-cell table:number-columns-repeated="1022"/>
        </table:table-row>
        <table:table-row table:style-name="ro5">
          <table:table-cell office:value-type="float" office:value="193">
            <text:p>193</text:p>
          </table:table-cell>
          <table:table-cell office:value-type="string">
            <text:p>I am interested in the use of open source hardwares as a learning tool to spur innovation and creativity among young people. I am also interested to find out if open source hardware could eventually be like its software counterpart in terms of commercial deployment and perhaps in igniting a spur of entrepreneurship involving these hardware projects.</text:p>
          </table:table-cell>
          <table:table-cell table:number-columns-repeated="1022"/>
        </table:table-row>
        <table:table-row table:style-name="ro5">
          <table:table-cell office:value-type="float" office:value="194">
            <text:p>194</text:p>
          </table:table-cell>
          <table:table-cell office:value-type="string">
            <text:p>lots!!!</text:p>
          </table:table-cell>
          <table:table-cell table:number-columns-repeated="1022"/>
        </table:table-row>
        <table:table-row table:style-name="ro5">
          <table:table-cell office:value-type="float" office:value="195">
            <text:p>195</text:p>
          </table:table-cell>
          <table:table-cell office:value-type="string">
            <text:p>It's amazing. I wish everyone knew how accessible it was, and how much it benefited the world and the future. I'm very grateful to the community who has taught me so much and am anxious to give back!</text:p>
          </table:table-cell>
          <table:table-cell table:number-columns-repeated="1022"/>
        </table:table-row>
        <table:table-row table:style-name="ro5">
          <table:table-cell office:value-type="float" office:value="196">
            <text:p>196</text:p>
          </table:table-cell>
          <table:table-cell office:value-type="string">
            <text:p>At the momnent I don't have, but I will be happy to share it when I have.. becaue this is the spirit of the open-source</text:p>
          </table:table-cell>
          <table:table-cell table:number-columns-repeated="1022"/>
        </table:table-row>
        <table:table-row table:style-name="ro5">
          <table:table-cell office:value-type="float" office:value="197">
            <text:p>197</text:p>
          </table:table-cell>
          <table:table-cell office:value-type="string">
            <text:p>India is not still into the OSHW movement it will take time for the people, industry and infrastructure to develop</text:p>
          </table:table-cell>
          <table:table-cell table:number-columns-repeated="1022"/>
        </table:table-row>
        <table:table-row table:style-name="ro5">
          <table:table-cell office:value-type="float" office:value="198">
            <text:p>198</text:p>
          </table:table-cell>
          <table:table-cell office:value-type="string">
            <text:p>OSHW 2012 will be the best summit ever! Good luck this year!</text:p>
          </table:table-cell>
          <table:table-cell table:number-columns-repeated="1022"/>
        </table:table-row>
        <table:table-row table:style-name="ro5">
          <table:table-cell office:value-type="float" office:value="199">
            <text:p>199</text:p>
          </table:table-cell>
          <table:table-cell office:value-type="string">
            <text:p>Open source rocks!</text:p>
          </table:table-cell>
          <table:table-cell table:number-columns-repeated="1022"/>
        </table:table-row>
        <table:table-row table:style-name="ro6">
          <table:table-cell office:value-type="float" office:value="200">
            <text:p>200</text:p>
          </table:table-cell>
          <table:table-cell office:value-type="string">
            <text:p>open source summits are only available if you live in North america - or have unlimited funds. YMMV</text:p>
            <text:p/>
            <text:p>Openservo was fantastic but can't make enough units to amortise costs - so falters.</text:p>
          </table:table-cell>
          <table:table-cell table:number-columns-repeated="1022"/>
        </table:table-row>
        <table:table-row table:style-name="ro5">
          <table:table-cell office:value-type="float" office:value="201">
            <text:p>201</text:p>
          </table:table-cell>
          <table:table-cell office:value-type="string">
            <text:p>It would be nice if the Open Source meetings would create a virtual portal so that those of us who cannot travel could also participate.</text:p>
          </table:table-cell>
          <table:table-cell table:number-columns-repeated="1022"/>
        </table:table-row>
        <table:table-row table:style-name="ro5">
          <table:table-cell office:value-type="float" office:value="202">
            <text:p>202</text:p>
          </table:table-cell>
          <table:table-cell office:value-type="string">
            <text:p>Most of our projects are potentially open-source in that if anyone showed any interest we'd happily provide all the relevant material under an MIT license. <text:s/>I want to distinguish our minor efforts from the real heroes of the open-source movement who undertake major projects (linux, beagleboard, etc, etc) that provide the infrastructure for many derivative efforts.</text:p>
          </table:table-cell>
          <table:table-cell table:number-columns-repeated="1022"/>
        </table:table-row>
        <table:table-row table:style-name="ro6">
          <table:table-cell office:value-type="float" office:value="203">
            <text:p>203</text:p>
          </table:table-cell>
          <table:table-cell office:value-type="string">
            <text:p>being an oshw developer means having membership in the best club in the world. <text:s/>the week before the release of my oshw product (my first,) <text:s/>I was FREAKING OUT. <text:s/>I reached out to Jimmie Rodgers, and after a supportive conversation, he suggested that I also watch Limor Fried's 2010 oshw keynote. <text:s/>I did. <text:s/>it was amazing, and I wrote her to thank her. <text:s/>15 minutes later: "yeah ive been where you are. its stressful and crazy but sometimes we just have to let go and do what we love without fear! if you ever get the jitters you can always email me. ive seen it all by now so i can tell the future :)"</text:p>
            <text:p/>
            <text:p>are you effing kidding me?! <text:s/>preeminent members of a community quickly reaching out with genuine emotional support? <text:s text:c="2"/>find me a geek-related community that's that supportive.</text:p>
          </table:table-cell>
          <table:table-cell table:number-columns-repeated="1022"/>
        </table:table-row>
        <table:table-row table:style-name="ro5">
          <table:table-cell office:value-type="float" office:value="204">
            <text:p>204</text:p>
          </table:table-cell>
          <table:table-cell office:value-type="string">
            <text:p>I'm just starting to get into the open hardware world. Getting a open hardware 3d printer soon. And just hoping to learn more and tell others about what I think is a really smart, usefull and cool movement.</text:p>
          </table:table-cell>
          <table:table-cell table:number-columns-repeated="1022"/>
        </table:table-row>
        <table:table-row table:style-name="ro5">
          <table:table-cell office:value-type="float" office:value="205">
            <text:p>205</text:p>
          </table:table-cell>
          <table:table-cell office:value-type="string">
            <text:p>One thing I see as a barrier in OSH dev, is the design process chain, some people may jump straight in and may have done a PCB design, got it printed, and may even be successfully using it for their own purposes, but this device would need a complete redesign to be used elsewhere. If there was a few basic standards that generally defined interconnection of devices (beyond the arduino format), less time would be used to re-purpose another's design. (eg an I2C link including power between two boards, my designs use [GND,VCC,SCL,SDA,RES,INT]).</text:p>
          </table:table-cell>
          <table:table-cell table:number-columns-repeated="1022"/>
        </table:table-row>
        <table:table-row table:style-name="ro6">
          <table:table-cell office:value-type="float" office:value="206">
            <text:p>206</text:p>
          </table:table-cell>
          <table:table-cell office:value-type="string">
            <text:p>I'm a Electric engineer, i program domotic systems and i have a hobbie constructing scale models, just like to invent. I don't spend much time searching in the net for ideas, but Open source, seems like a good idea, to teach, and to lean at the same time. Some of the ideas are great, and depending on the use, can be apply to many different kind of subject. Like in everything, it just depend on imagination, and on us. I don't have any business on this area, i'm just a curios, but i think that a good way to teach children in many ways, it's with a good invention. I'll try to look out for the development of open source, with curiosity.</text:p>
            <text:p/>
            <text:p>Hope to be of help, Best regards</text:p>
          </table:table-cell>
          <table:table-cell table:number-columns-repeated="1022"/>
        </table:table-row>
        <table:table-row table:style-name="ro5">
          <table:table-cell office:value-type="float" office:value="207">
            <text:p>207</text:p>
          </table:table-cell>
          <table:table-cell office:value-type="string">
            <text:p>It has inspired me to be an entrepreneur.</text:p>
          </table:table-cell>
          <table:table-cell table:number-columns-repeated="1022"/>
        </table:table-row>
        <table:table-row table:style-name="ro5">
          <table:table-cell office:value-type="float" office:value="208">
            <text:p>208</text:p>
          </table:table-cell>
          <table:table-cell office:value-type="string">
            <text:p>no</text:p>
          </table:table-cell>
          <table:table-cell table:number-columns-repeated="1022"/>
        </table:table-row>
        <table:table-row table:style-name="ro5">
          <table:table-cell office:value-type="float" office:value="209">
            <text:p>209</text:p>
          </table:table-cell>
          <table:table-cell office:value-type="string">
            <text:p>Sorry no.</text:p>
          </table:table-cell>
          <table:table-cell table:number-columns-repeated="1022"/>
        </table:table-row>
        <table:table-row table:style-name="ro5">
          <table:table-cell office:value-type="float" office:value="210">
            <text:p>210</text:p>
          </table:table-cell>
          <table:table-cell office:value-type="string">
            <text:p>We may want also some open-source mechanical designs besides the open-source circuits.</text:p>
          </table:table-cell>
          <table:table-cell table:number-columns-repeated="1022"/>
        </table:table-row>
        <table:table-row table:style-name="ro5">
          <table:table-cell office:value-type="float" office:value="211">
            <text:p>211</text:p>
          </table:table-cell>
          <table:table-cell office:value-type="string">
            <text:p>Keep it up</text:p>
          </table:table-cell>
          <table:table-cell table:number-columns-repeated="1022"/>
        </table:table-row>
        <table:table-row table:style-name="ro5">
          <table:table-cell office:value-type="float" office:value="212">
            <text:p>212</text:p>
          </table:table-cell>
          <table:table-cell office:value-type="string">
            <text:p>Open source is the best!</text:p>
          </table:table-cell>
          <table:table-cell table:number-columns-repeated="1022"/>
        </table:table-row>
        <table:table-row table:style-name="ro5">
          <table:table-cell office:value-type="float" office:value="213">
            <text:p>213</text:p>
          </table:table-cell>
          <table:table-cell office:value-type="string">
            <text:p>no</text:p>
          </table:table-cell>
          <table:table-cell table:number-columns-repeated="1022"/>
        </table:table-row>
        <table:table-row table:style-name="ro5">
          <table:table-cell office:value-type="float" office:value="214">
            <text:p>214</text:p>
          </table:table-cell>
          <table:table-cell office:value-type="string">
            <text:p>I am still getting started, I'm only a sophomore in my school's EE program. Projects like Arduino and Wixel have been very helpful in getting "Real World" experience.</text:p>
          </table:table-cell>
          <table:table-cell table:number-columns-repeated="1022"/>
        </table:table-row>
        <table:table-row table:style-name="ro5">
          <table:table-cell office:value-type="float" office:value="215">
            <text:p>215</text:p>
          </table:table-cell>
          <table:table-cell office:value-type="string">
            <text:p>OSH != OSS so strategies had better be different. <text:s/>To do otherwise is Epic Fail.</text:p>
          </table:table-cell>
          <table:table-cell table:number-columns-repeated="1022"/>
        </table:table-row>
        <table:table-row table:style-name="ro5">
          <table:table-cell office:value-type="float" office:value="216">
            <text:p>216</text:p>
          </table:table-cell>
          <table:table-cell office:value-type="string">
            <text:p>I've learned (and still learning) a lot by reading what happens in OSHW community, mainly dangerousprototypes.com and hackaday.com, but other sites too.</text:p>
          </table:table-cell>
          <table:table-cell table:number-columns-repeated="1022"/>
        </table:table-row>
        <table:table-row table:style-name="ro12">
          <table:table-cell office:value-type="float" office:value="217">
            <text:p>217</text:p>
          </table:table-cell>
          <table:table-cell office:value-type="string">
            <text:p>Off the top of my hat: </text:p>
            <text:p>Keep up the good work. </text:p>
            <text:p>Make a decent fast and light Open Hardware laptop - I would buy it! </text:p>
            <text:p>If I could work only on Open Hardware, I would do that!</text:p>
            <text:p>Try to build on high quality Free software projects, keeping in mind the details &amp; openness of the license (this is what I like about Raspberry Pi, you can put a Linux distribution on it - it's not more specific than that. At the same time, what has happened as a result of Android, that's not the way to go: a semi-open free software OS, linked to closed hardware. <text:s/>I prefer GPL over MIT, Apache and bsd licenses for it's continuing openness.</text:p>
          </table:table-cell>
          <table:table-cell table:number-columns-repeated="1022"/>
        </table:table-row>
        <table:table-row table:style-name="ro5">
          <table:table-cell office:value-type="float" office:value="218">
            <text:p>218</text:p>
          </table:table-cell>
          <table:table-cell office:value-type="string">
            <text:p>it's great</text:p>
          </table:table-cell>
          <table:table-cell table:number-columns-repeated="1022"/>
        </table:table-row>
        <table:table-row table:style-name="ro5">
          <table:table-cell office:value-type="float" office:value="219">
            <text:p>219</text:p>
          </table:table-cell>
          <table:table-cell office:value-type="string">
            <text:p>No</text:p>
          </table:table-cell>
          <table:table-cell table:number-columns-repeated="1022"/>
        </table:table-row>
        <table:table-row table:style-name="ro5">
          <table:table-cell office:value-type="float" office:value="220">
            <text:p>220</text:p>
          </table:table-cell>
          <table:table-cell office:value-type="string">
            <text:p>Os will rock the world</text:p>
          </table:table-cell>
          <table:table-cell table:number-columns-repeated="1022"/>
        </table:table-row>
        <table:table-row table:style-name="ro5">
          <table:table-cell office:value-type="float" office:value="221">
            <text:p>221</text:p>
          </table:table-cell>
          <table:table-cell office:value-type="string">
            <text:p>Choosing a license is difficult; knowing which licenses are compatible with others is impossible. I am never sure how to license a design that draws from multiple differently-licensed sources.</text:p>
          </table:table-cell>
          <table:table-cell table:number-columns-repeated="1022"/>
        </table:table-row>
        <table:table-row table:style-name="ro5">
          <table:table-cell office:value-type="float" office:value="222">
            <text:p>222</text:p>
          </table:table-cell>
          <table:table-cell office:value-type="string">
            <text:p>nothing at this moment</text:p>
          </table:table-cell>
          <table:table-cell table:number-columns-repeated="1022"/>
        </table:table-row>
        <table:table-row table:style-name="ro5">
          <table:table-cell office:value-type="float" office:value="223">
            <text:p>223</text:p>
          </table:table-cell>
          <table:table-cell office:value-type="string">
            <text:p>frankky, i just feel cool when i say i work with open source hardware . its like im leading edge and stuff</text:p>
          </table:table-cell>
          <table:table-cell table:number-columns-repeated="1022"/>
        </table:table-row>
        <table:table-row table:style-name="ro5">
          <table:table-cell office:value-type="float" office:value="224">
            <text:p>224</text:p>
          </table:table-cell>
          <table:table-cell office:value-type="string">
            <text:p>I'm writing PINGUINO tutorial for PIC 32 MX220, it will be ready after 3-4 months and will be posted on http://instrumentation.hit.bg/</text:p>
          </table:table-cell>
          <table:table-cell table:number-columns-repeated="1022"/>
        </table:table-row>
        <table:table-row table:style-name="ro5">
          <table:table-cell office:value-type="float" office:value="225">
            <text:p>225</text:p>
          </table:table-cell>
          <table:table-cell office:value-type="string">
            <text:p>Collaboration in open source hardware stimulates improvement and growth of the hardware as well as an individual's knowledge and experience. <text:s/>The benefits of the open source experience go far beyond the acquistion of the tangible object as the collaboration with purpose brings people together who in all likelyhood would otherwise never cross paths.</text:p>
          </table:table-cell>
          <table:table-cell table:number-columns-repeated="1022"/>
        </table:table-row>
        <table:table-row table:style-name="ro5">
          <table:table-cell office:value-type="float" office:value="226">
            <text:p>226</text:p>
          </table:table-cell>
          <table:table-cell office:value-type="string">
            <text:p>No</text:p>
          </table:table-cell>
          <table:table-cell table:number-columns-repeated="1022"/>
        </table:table-row>
        <table:table-row table:style-name="ro5">
          <table:table-cell office:value-type="float" office:value="227">
            <text:p>227</text:p>
          </table:table-cell>
          <table:table-cell office:value-type="string">
            <text:p>i live in the Philippines. consequently, most of what i need must be made. ie. windmill, aquaponics, led house lighting, ect</text:p>
          </table:table-cell>
          <table:table-cell table:number-columns-repeated="1022"/>
        </table:table-row>
        <table:table-row table:style-name="ro5">
          <table:table-cell office:value-type="float" office:value="228">
            <text:p>228</text:p>
          </table:table-cell>
          <table:table-cell office:value-type="string">
            <text:p>Having the possibility of studying how things work is great!</text:p>
          </table:table-cell>
          <table:table-cell table:number-columns-repeated="1022"/>
        </table:table-row>
        <table:table-row table:style-name="ro5">
          <table:table-cell office:value-type="float" office:value="229">
            <text:p>229</text:p>
          </table:table-cell>
          <table:table-cell office:value-type="string">
            <text:p>no</text:p>
          </table:table-cell>
          <table:table-cell table:number-columns-repeated="1022"/>
        </table:table-row>
        <table:table-row table:style-name="ro8">
          <table:table-cell office:value-type="float" office:value="230">
            <text:p>230</text:p>
          </table:table-cell>
          <table:table-cell office:value-type="string">
            <text:p>Interesting reflexion of a new area of reality.</text:p>
            <text:p>Good luck for the next steps, I'll keep an eye on that !</text:p>
          </table:table-cell>
          <table:table-cell table:number-columns-repeated="1022"/>
        </table:table-row>
        <table:table-row table:style-name="ro5">
          <table:table-cell office:value-type="float" office:value="231">
            <text:p>231</text:p>
          </table:table-cell>
          <table:table-cell office:value-type="string">
            <text:p>Not yet I haven't used it as much as I would like to yet.</text:p>
          </table:table-cell>
          <table:table-cell table:number-columns-repeated="1022"/>
        </table:table-row>
        <table:table-row table:style-name="ro5">
          <table:table-cell office:value-type="float" office:value="232">
            <text:p>232</text:p>
          </table:table-cell>
          <table:table-cell office:value-type="string">
            <text:p>Some of my answers might sound contradictory - I tried my best to answer your questions as well as I could. Specifically, my interaction with the open source hardware community was over two years ago at a previous job; I have no interaction with open source hardware today; I intend to participate rather aggressively with open source hardware in the future for personal projects.</text:p>
          </table:table-cell>
          <table:table-cell table:number-columns-repeated="1022"/>
        </table:table-row>
        <table:table-row table:style-name="ro5">
          <table:table-cell office:value-type="float" office:value="233">
            <text:p>233</text:p>
          </table:table-cell>
          <table:table-cell office:value-type="string">
            <text:p>no</text:p>
          </table:table-cell>
          <table:table-cell table:number-columns-repeated="1022"/>
        </table:table-row>
        <table:table-row table:style-name="ro5">
          <table:table-cell office:value-type="float" office:value="234">
            <text:p>234</text:p>
          </table:table-cell>
          <table:table-cell office:value-type="string">
            <text:p>I hope it take off and gets the kids excited -</text:p>
          </table:table-cell>
          <table:table-cell table:number-columns-repeated="1022"/>
        </table:table-row>
        <table:table-row table:style-name="ro5">
          <table:table-cell office:value-type="float" office:value="235">
            <text:p>235</text:p>
          </table:table-cell>
          <table:table-cell office:value-type="string">
            <text:p>I have been dealing with open source software. <text:s/>It wasn't until recently that I came across maker magazine and realized that there are several other people out there building and designing new and improving existing hardware. <text:s/>It's been great to read and, hopefully soon, share some of my designs.</text:p>
          </table:table-cell>
          <table:table-cell table:number-columns-repeated="1022"/>
        </table:table-row>
        <table:table-row table:style-name="ro6">
          <table:table-cell office:value-type="float" office:value="236">
            <text:p>236</text:p>
          </table:table-cell>
          <table:table-cell office:value-type="string">
            <text:p>I think one of the issues is breaking into Open Hardware. <text:s/>If you don't get the press then no one really cares about your project. <text:s/>If you don't have an IN with one of the big maker sites then it doesn't seem you can get the traffic you need to create a community. <text:s/>And that is what this is all about right?</text:p>
            <text:p/>
            <text:p>Also there really isn't a venue to collaborate with others(ie engineers). <text:s/>Something like Make:Projects combined with Sourceforge and the jobs board on Adafruit. i.e I am an EE but I need a CAD artist to help me with a drawing. <text:s/>Creating Multi-disciple teams. I tried to get something running before Make:Projects was created but did not get critical mass.</text:p>
          </table:table-cell>
          <table:table-cell table:number-columns-repeated="1022"/>
        </table:table-row>
        <table:table-row table:style-name="ro5">
          <table:table-cell office:value-type="float" office:value="237">
            <text:p>237</text:p>
          </table:table-cell>
          <table:table-cell office:value-type="string">
            <text:p>the projects which are not open source take about 2 - 3 months to complete but with the help of open source community and arduino based platform i am able to make them in 2-3 weeks so it is a great saving of time.</text:p>
          </table:table-cell>
          <table:table-cell table:number-columns-repeated="1022"/>
        </table:table-row>
        <table:table-row table:style-name="ro5">
          <table:table-cell office:value-type="float" office:value="238">
            <text:p>238</text:p>
          </table:table-cell>
          <table:table-cell office:value-type="string">
            <text:p>RepRap and the whole 3d-printing community is very very fractal, and by fractal I dont mean organized or 137,5 degrees. I mean it is unbelievably hard to find info on what I SHOULD do :D instead I find a biiiig load of different designs and before understanding anything I should choose one. We need the "approved by open source community as a 'finished product'" stamp. So that we have some way of developing previous designs instead of always making a new machine.</text:p>
          </table:table-cell>
          <table:table-cell table:number-columns-repeated="1022"/>
        </table:table-row>
        <table:table-row table:style-name="ro5">
          <table:table-cell office:value-type="float" office:value="239">
            <text:p>239</text:p>
          </table:table-cell>
          <table:table-cell office:value-type="string">
            <text:p>[part of this response contained information that may identify the respondent and was removed to protect their anonymity] see about / goals - not much in the site yet - but it is coming!</text:p>
          </table:table-cell>
          <table:table-cell table:number-columns-repeated="1022"/>
        </table:table-row>
        <table:table-row table:style-name="ro5">
          <table:table-cell office:value-type="float" office:value="240">
            <text:p>240</text:p>
          </table:table-cell>
          <table:table-cell office:value-type="string">
            <text:p>Open Source Hardware must concentrate on the freedom of everyone to use it. When software developers focus on their freedom to get source code at no cost rather than on the liberty of all users of software, they forget that in order to develop software you must first use software. Open Source Hardware must avoid this temptation.</text:p>
          </table:table-cell>
          <table:table-cell table:number-columns-repeated="1022"/>
        </table:table-row>
        <table:table-row table:style-name="ro10">
          <table:table-cell office:value-type="float" office:value="241">
            <text:p>241</text:p>
          </table:table-cell>
          <table:table-cell office:value-type="string">
            <text:p>I hve the impression that some "key projects" in Open Hardware are needed. E.g.:</text:p>
            <text:p>-PCB-production and -populating and other lab equipment</text:p>
            <text:p>-a completely open "iPad"-"clone"</text:p>
            <text:p>-</text:p>
          </table:table-cell>
          <table:table-cell table:number-columns-repeated="1022"/>
        </table:table-row>
        <table:table-row table:style-name="ro5">
          <table:table-cell office:value-type="float" office:value="242">
            <text:p>242</text:p>
          </table:table-cell>
          <table:table-cell office:value-type="string">
            <text:p>What OSHW community is done is great and excellent, I like it BUT most of the things are based around (designs and components, design styles) on US context. This movement need to be run in "international" context. Please wider the scope of OSHW (specially OSHW summit) and get some attention about international community.</text:p>
          </table:table-cell>
          <table:table-cell table:number-columns-repeated="1022"/>
        </table:table-row>
        <table:table-row table:style-name="ro5">
          <table:table-cell office:value-type="float" office:value="243">
            <text:p>243</text:p>
          </table:table-cell>
          <table:table-cell office:value-type="string">
            <text:p>Keep it going... <text:s/>Open source hardware, combined with local manufacturing is a key part of what we need to do to save the planet.</text:p>
          </table:table-cell>
          <table:table-cell table:number-columns-repeated="1022"/>
        </table:table-row>
        <table:table-row table:style-name="ro5">
          <table:table-cell office:value-type="float" office:value="244">
            <text:p>244</text:p>
          </table:table-cell>
          <table:table-cell office:value-type="string">
            <text:p>When can we expect an open source hardware summit in Europe?!</text:p>
          </table:table-cell>
          <table:table-cell table:number-columns-repeated="1022"/>
        </table:table-row>
        <table:table-row table:style-name="ro5">
          <table:table-cell office:value-type="float" office:value="245">
            <text:p>245</text:p>
          </table:table-cell>
          <table:table-cell office:value-type="string">
            <text:p>i like the idea for many reasons: educational, useful, fun, etc</text:p>
          </table:table-cell>
          <table:table-cell table:number-columns-repeated="1022"/>
        </table:table-row>
        <table:table-row table:style-name="ro5">
          <table:table-cell office:value-type="float" office:value="246">
            <text:p>246</text:p>
          </table:table-cell>
          <table:table-cell office:value-type="string">
            <text:p>It's pretty awesome.</text:p>
          </table:table-cell>
          <table:table-cell table:number-columns-repeated="1022"/>
        </table:table-row>
        <table:table-row table:style-name="ro5">
          <table:table-cell office:value-type="float" office:value="247">
            <text:p>247</text:p>
          </table:table-cell>
          <table:table-cell office:value-type="string">
            <text:p>things happen really fast...</text:p>
          </table:table-cell>
          <table:table-cell table:number-columns-repeated="1022"/>
        </table:table-row>
        <table:table-row table:style-name="ro5">
          <table:table-cell office:value-type="float" office:value="248">
            <text:p>248</text:p>
          </table:table-cell>
          <table:table-cell office:value-type="string">
            <text:p>I like the concept, and I like the results. Keep it up, and we will support OSHW makers and designers.</text:p>
          </table:table-cell>
          <table:table-cell table:number-columns-repeated="1022"/>
        </table:table-row>
        <table:table-row table:style-name="ro5">
          <table:table-cell office:value-type="float" office:value="249">
            <text:p>249</text:p>
          </table:table-cell>
          <table:table-cell office:value-type="string">
            <text:p>It helps build a better world</text:p>
          </table:table-cell>
          <table:table-cell table:number-columns-repeated="1022"/>
        </table:table-row>
        <table:table-row table:style-name="ro5">
          <table:table-cell office:value-type="float" office:value="250">
            <text:p>250</text:p>
          </table:table-cell>
          <table:table-cell office:value-type="string">
            <text:p>I love the rich selection of software libraries that truly make all the awesome sensors and shields run like commercial equipment,</text:p>
          </table:table-cell>
          <table:table-cell table:number-columns-repeated="1022"/>
        </table:table-row>
        <table:table-row table:style-name="ro5">
          <table:table-cell office:value-type="float" office:value="251">
            <text:p>251</text:p>
          </table:table-cell>
          <table:table-cell office:value-type="string">
            <text:p>Limor Fried, Phil Torrone, Nathan Seidle, Dale Dougherty, Mitch Altman, Bunnie Huang, and Jeri Elsworth are good mentors in this community. <text:s/>It is amazing how accessible they are and so willing to help.</text:p>
          </table:table-cell>
          <table:table-cell table:number-columns-repeated="1022"/>
        </table:table-row>
        <table:table-row table:style-name="ro6">
          <table:table-cell office:value-type="float" office:value="252">
            <text:p>252</text:p>
          </table:table-cell>
          <table:table-cell office:value-type="string">
            <text:p>Just to add that I am encouraged by the viability of open-source solutions.</text:p>
            <text:p/>
            <text:p>As they say, if you want something done right, you have to do it yourself. Now get a bunch of people together that want to do something right and see what even greater possibilities there are.</text:p>
          </table:table-cell>
          <table:table-cell table:number-columns-repeated="1022"/>
        </table:table-row>
        <table:table-row table:style-name="ro5">
          <table:table-cell office:value-type="float" office:value="253">
            <text:p>253</text:p>
          </table:table-cell>
          <table:table-cell office:value-type="string">
            <text:p>would like to see more open source hardware to compliment the abundance of open source software.</text:p>
          </table:table-cell>
          <table:table-cell table:number-columns-repeated="1022"/>
        </table:table-row>
        <table:table-row table:style-name="ro5">
          <table:table-cell office:value-type="float" office:value="254">
            <text:p>254</text:p>
          </table:table-cell>
          <table:table-cell office:value-type="string">
            <text:p>Open Source Hardware rocks!</text:p>
          </table:table-cell>
          <table:table-cell table:number-columns-repeated="1022"/>
        </table:table-row>
        <table:table-row table:style-name="ro5">
          <table:table-cell office:value-type="float" office:value="255">
            <text:p>255</text:p>
          </table:table-cell>
          <table:table-cell office:value-type="string">
            <text:p>I wish I had the time to contribute. <text:s/>i have some stuff but I won't release until I've tested it. <text:s/>Don't want a nob to get pissed at all of open-sourcedom because I released crap.</text:p>
          </table:table-cell>
          <table:table-cell table:number-columns-repeated="1022"/>
        </table:table-row>
        <table:table-row table:style-name="ro5">
          <table:table-cell office:value-type="float" office:value="256">
            <text:p>256</text:p>
          </table:table-cell>
          <table:table-cell office:value-type="string">
            <text:p>- Need to maybe formaise the 'share and share alike' aspect of OpenHardware.</text:p>
          </table:table-cell>
          <table:table-cell table:number-columns-repeated="1022"/>
        </table:table-row>
        <table:table-row table:style-name="ro5">
          <table:table-cell office:value-type="float" office:value="257">
            <text:p>257</text:p>
          </table:table-cell>
          <table:table-cell office:value-type="string">
            <text:p>Democratization of technology is the way forward. Viva OSHW!</text:p>
          </table:table-cell>
          <table:table-cell table:number-columns-repeated="1022"/>
        </table:table-row>
        <table:table-row table:style-name="ro5">
          <table:table-cell office:value-type="float" office:value="258">
            <text:p>258</text:p>
          </table:table-cell>
          <table:table-cell office:value-type="string">
            <text:p>I'm mostly comming at this after I got involved with the RepRap through my participation in open source software. I was thinking about how to better develop some tools to assist people in the open source community, inspired by this post from Evil Mad Scientist Laboratories. (http://www.evilmadscientist.com/article.php/visdiff). Tools for visualizing differences in hardware design forks is going to be very important. Already, within the reprap world it is an incredible pain to compare openscad design files to visualize the diffs betreen various iterations.. Anyway &lt;rant off&gt;</text:p>
          </table:table-cell>
          <table:table-cell table:number-columns-repeated="1022"/>
        </table:table-row>
        <table:table-row table:style-name="ro5">
          <table:table-cell office:value-type="float" office:value="259">
            <text:p>259</text:p>
          </table:table-cell>
          <table:table-cell office:value-type="string">
            <text:p>Open Source is the antidote for planned obsolescence.</text:p>
          </table:table-cell>
          <table:table-cell table:number-columns-repeated="1022"/>
        </table:table-row>
        <table:table-row table:style-name="ro6">
          <table:table-cell office:value-type="float" office:value="260">
            <text:p>260</text:p>
          </table:table-cell>
          <table:table-cell office:value-type="string">
            <text:p>I expect open source hardware to take off just like open source software has.</text:p>
            <text:p/>
            <text:p>In 5 years, open source hardware will simply be a part of life.</text:p>
          </table:table-cell>
          <table:table-cell table:number-columns-repeated="1022"/>
        </table:table-row>
        <table:table-row table:style-name="ro5">
          <table:table-cell office:value-type="float" office:value="261">
            <text:p>261</text:p>
          </table:table-cell>
          <table:table-cell office:value-type="string">
            <text:p>I think open-source hardware unfairly tips the economic scale on manufacturing toward the far east. <text:s/>I'd like to find ways to produce product in western and other developing nations. <text:s/>It would be wonderful to develop a co-op owned pick and place line, for example.</text:p>
          </table:table-cell>
          <table:table-cell table:number-columns-repeated="1022"/>
        </table:table-row>
        <table:table-row table:style-name="ro12">
          <table:table-cell office:value-type="float" office:value="262">
            <text:p>262</text:p>
          </table:table-cell>
          <table:table-cell office:value-type="string">
            <text:p>Open source hardware needs to:</text:p>
            <text:p/>
            <text:p><text:s text:c="2"/>a) Become more sophisticated</text:p>
            <text:p><text:s text:c="2"/>b) Meld more with the open software community</text:p>
            <text:p><text:s text:c="2"/>c) Focus on more advanced projects like an open source pulse ox or EKG or EEG or something more useful to society than just educational toys</text:p>
          </table:table-cell>
          <table:table-cell table:number-columns-repeated="1022"/>
        </table:table-row>
        <table:table-row table:style-name="ro5">
          <table:table-cell office:value-type="float" office:value="263">
            <text:p>263</text:p>
          </table:table-cell>
          <table:table-cell office:value-type="string">
            <text:p>just standard ones about frying my first arduino. <text:s/>burning a finger on a senson i had misswired. <text:s/>staying up late getting a bluetooth connection to work with my phone. <text:s/>how useful it is to know more about electronics</text:p>
          </table:table-cell>
          <table:table-cell table:number-columns-repeated="1022"/>
        </table:table-row>
        <table:table-row table:style-name="ro5">
          <table:table-cell office:value-type="float" office:value="264">
            <text:p>264</text:p>
          </table:table-cell>
          <table:table-cell office:value-type="string">
            <text:p>"John Muir’s Maker Days " was insightful and illuminating.</text:p>
          </table:table-cell>
          <table:table-cell table:number-columns-repeated="1022"/>
        </table:table-row>
        <table:table-row table:style-name="ro5">
          <table:table-cell office:value-type="float" office:value="265">
            <text:p>265</text:p>
          </table:table-cell>
          <table:table-cell office:value-type="string">
            <text:p>Generally speaking, open source hardware makes it easier to grasp some of the concepts of the technology that surrounds us in our everyday lives. In addition, it can grant new life to older technologies that many others toss out as "rubbish."</text:p>
          </table:table-cell>
          <table:table-cell table:number-columns-repeated="1022"/>
        </table:table-row>
        <table:table-row table:style-name="ro11">
          <table:table-cell office:value-type="float" office:value="266">
            <text:p>266</text:p>
          </table:table-cell>
          <table:table-cell office:value-type="string">
            <text:p>First I've ever heard about THIS 'Open Source Hardware'.</text:p>
            <text:p/>
            <text:p>As a middle-aged 'Hacker' of the old [Unix] school, I re-use and re-purpose MOST of the time.</text:p>
            <text:p>I am finding the consumer-lead technology is a joke, with highly capable devices knobbled by a badly designed software.</text:p>
            <text:p>Personally, I have drawers of tech waiting to be filled with 'intelligence'.</text:p>
            <text:p/>
            <text:p>I'm not sure what you'll find out with this survey. But, since I found this article viz 'Makezine.com' you may have some interesting results.</text:p>
            <text:p/>
            <text:p>Happy trails...</text:p>
          </table:table-cell>
          <table:table-cell table:number-columns-repeated="1022"/>
        </table:table-row>
        <table:table-row table:style-name="ro5">
          <table:table-cell office:value-type="float" office:value="267">
            <text:p>267</text:p>
          </table:table-cell>
          <table:table-cell office:value-type="string">
            <text:p>I have filled out this survey trying to comment on why I'm not using open source hardware. I'm not using it since it is not readily available, in comparison with what you can get locally, in hardware stores, electronics shops, ... As I am a hacker/maker/tinkerer by nature, I have learned that almost any hardware problem can be hacked by sourcing goods at local stores.</text:p>
          </table:table-cell>
          <table:table-cell table:number-columns-repeated="1022"/>
        </table:table-row>
        <table:table-row table:style-name="ro5">
          <table:table-cell office:value-type="float" office:value="268">
            <text:p>268</text:p>
          </table:table-cell>
          <table:table-cell office:value-type="string">
            <text:p>Nothing gives me greater pleasure than to publish an open-source design for something protected by a patent.</text:p>
          </table:table-cell>
          <table:table-cell table:number-columns-repeated="1022"/>
        </table:table-row>
        <table:table-row table:style-name="ro5">
          <table:table-cell office:value-type="float" office:value="269">
            <text:p>269</text:p>
          </table:table-cell>
          <table:table-cell office:value-type="string">
            <text:p>I'm fasinated &amp; enthused to see the growth of the maker movement.</text:p>
          </table:table-cell>
          <table:table-cell table:number-columns-repeated="1022"/>
        </table:table-row>
        <table:table-row table:style-name="ro5">
          <table:table-cell office:value-type="float" office:value="270">
            <text:p>270</text:p>
          </table:table-cell>
          <table:table-cell office:value-type="string">
            <text:p>Open source hardware is an amazing idea, one that needs to be embraced. Much like software however, there is a time and place for something to be open source. While the case for hardware being closed is reasonably rare, it does still happen and the community needs to remember this. The frequent "Oh this sucks, it should be open" argument gets a bit tiring some times. Business is still business, some need to acknowledge that.</text:p>
          </table:table-cell>
          <table:table-cell table:number-columns-repeated="1022"/>
        </table:table-row>
        <table:table-row table:style-name="ro5">
          <table:table-cell office:value-type="float" office:value="271">
            <text:p>271</text:p>
          </table:table-cell>
          <table:table-cell office:value-type="string">
            <text:p>Not really...</text:p>
          </table:table-cell>
          <table:table-cell table:number-columns-repeated="1022"/>
        </table:table-row>
        <table:table-row table:style-name="ro5">
          <table:table-cell office:value-type="float" office:value="272">
            <text:p>272</text:p>
          </table:table-cell>
          <table:table-cell office:value-type="string">
            <text:p>Keep on rockin' it</text:p>
          </table:table-cell>
          <table:table-cell table:number-columns-repeated="1022"/>
        </table:table-row>
        <table:table-row table:style-name="ro5">
          <table:table-cell office:value-type="float" office:value="273">
            <text:p>273</text:p>
          </table:table-cell>
          <table:table-cell office:value-type="string">
            <text:p>I would like a hardware summit in London!</text:p>
          </table:table-cell>
          <table:table-cell table:number-columns-repeated="1022"/>
        </table:table-row>
        <table:table-row table:style-name="ro5">
          <table:table-cell office:value-type="float" office:value="274">
            <text:p>274</text:p>
          </table:table-cell>
          <table:table-cell office:value-type="string">
            <text:p>Not at this time</text:p>
          </table:table-cell>
          <table:table-cell table:number-columns-repeated="1022"/>
        </table:table-row>
        <table:table-row table:style-name="ro8">
          <table:table-cell office:value-type="float" office:value="275">
            <text:p>275</text:p>
          </table:table-cell>
          <table:table-cell office:value-type="string">
            <text:p>Documentation could be a LOT better in pretty much all cases.</text:p>
            <text:p>It would help if actual EEs were to do design reviews of open hardware before release, because that would help to minimize mistakes.</text:p>
          </table:table-cell>
          <table:table-cell table:number-columns-repeated="1022"/>
        </table:table-row>
        <table:table-row table:style-name="ro5">
          <table:table-cell office:value-type="float" office:value="276">
            <text:p>276</text:p>
          </table:table-cell>
          <table:table-cell office:value-type="string">
            <text:p>Open Source Hardware has a beautiful future, one it hasn't even begun to realize. I am promoting that we begin to think very creatively about that future. I believe Open Source Hardware, and potentially Open Source Society will lead us into a 21st century global neo-renaissance of creativity and well-being where we might answer the ever important question of greater human destiny. I also believe that this is a conversation best had on somewhat self-sufficient terms, <text:s/>and not from a position of subjection.</text:p>
          </table:table-cell>
          <table:table-cell table:number-columns-repeated="1022"/>
        </table:table-row>
        <table:table-row table:style-name="ro5">
          <table:table-cell office:value-type="float" office:value="277">
            <text:p>277</text:p>
          </table:table-cell>
          <table:table-cell office:value-type="string">
            <text:p>It has changed my life.</text:p>
          </table:table-cell>
          <table:table-cell table:number-columns-repeated="1022"/>
        </table:table-row>
        <table:table-row table:style-name="ro5">
          <table:table-cell office:value-type="float" office:value="278">
            <text:p>278</text:p>
          </table:table-cell>
          <table:table-cell office:value-type="string">
            <text:p>Be nice to have the summits NOT in NYC. Europe has plenty of open source, try holding one there.</text:p>
          </table:table-cell>
          <table:table-cell table:number-columns-repeated="1022"/>
        </table:table-row>
        <table:table-row table:style-name="ro5">
          <table:table-cell office:value-type="float" office:value="279">
            <text:p>279</text:p>
          </table:table-cell>
          <table:table-cell office:value-type="string">
            <text:p>On line meta catalogues [like shieldLIST] will be important to the growth of open source hardware.</text:p>
          </table:table-cell>
          <table:table-cell table:number-columns-repeated="1022"/>
        </table:table-row>
        <table:table-row table:style-name="ro5">
          <table:table-cell office:value-type="float" office:value="280">
            <text:p>280</text:p>
          </table:table-cell>
          <table:table-cell office:value-type="string">
            <text:p>Why is it called Open-Source Hardware and not Open Hardware? <text:s/>To me the "open-source" is confusing the coding side of a project and refers to a separate activity. <text:s/>I would think Open Hardware refers to the hardware aspect. <text:s/>Then Open Source the coding (if there is any).</text:p>
          </table:table-cell>
          <table:table-cell table:number-columns-repeated="1022"/>
        </table:table-row>
        <table:table-row table:style-name="ro5">
          <table:table-cell office:value-type="float" office:value="281">
            <text:p>281</text:p>
          </table:table-cell>
          <table:table-cell office:value-type="string">
            <text:p>Keep doing what you're doing. Even if I don't buy something every month, I'm still out here, loving the maker movement.</text:p>
          </table:table-cell>
          <table:table-cell table:number-columns-repeated="1022"/>
        </table:table-row>
        <table:table-row table:style-name="ro5">
          <table:table-cell office:value-type="float" office:value="282">
            <text:p>282</text:p>
          </table:table-cell>
          <table:table-cell office:value-type="string">
            <text:p>keep it up, this stuff is great, especially given the capabilities of modern electronics!</text:p>
          </table:table-cell>
          <table:table-cell table:number-columns-repeated="1022"/>
        </table:table-row>
        <table:table-row table:style-name="ro5">
          <table:table-cell office:value-type="float" office:value="283">
            <text:p>283</text:p>
          </table:table-cell>
          <table:table-cell office:value-type="string">
            <text:p>I'm very excited for the increasing popularity of open-source hardware, and want to contribute to the ecosystem.</text:p>
          </table:table-cell>
          <table:table-cell table:number-columns-repeated="1022"/>
        </table:table-row>
        <table:table-row table:style-name="ro5">
          <table:table-cell office:value-type="float" office:value="284">
            <text:p>284</text:p>
          </table:table-cell>
          <table:table-cell office:value-type="string">
            <text:p>Thanks to everyone in the open source community!</text:p>
          </table:table-cell>
          <table:table-cell table:number-columns-repeated="1022"/>
        </table:table-row>
        <table:table-row table:style-name="ro5">
          <table:table-cell office:value-type="float" office:value="285">
            <text:p>285</text:p>
          </table:table-cell>
          <table:table-cell office:value-type="string">
            <text:p>Really more interested in the programming/art/connect to things around me than I am in the hardware itself. <text:s/>I do lots of breakboarding to make projects work. <text:s/>Don't know that I have actually designed hardware (no micro or shields).</text:p>
          </table:table-cell>
          <table:table-cell table:number-columns-repeated="1022"/>
        </table:table-row>
        <table:table-row table:style-name="ro6">
          <table:table-cell office:value-type="float" office:value="286">
            <text:p>286</text:p>
          </table:table-cell>
          <table:table-cell office:value-type="string">
            <text:p>Would really like to see the community work with lawyers to release a set of clear and reasonable licenses like Creative Commons has for other goods. Or settle on using the Creative Commons licenses for hardware design files. I would also like to see the creation of an organization like the Software Freedom Conservancy to help community projects behind the scenes with logistics and long term legal issues (eg, copyright or patent delegation). </text:p>
            <text:p/>
            <text:p>In general, i'd like to see less effort on "marketing" open hardware and trying to attract people into the "community", and more on retaining members of the "community" and developing projects with high technical standards, both model final designs and libraries that can be built upon. I think hand wringing about logos and branding prematurely will not help create a diverse and respected community in the long run.</text:p>
          </table:table-cell>
          <table:table-cell table:number-columns-repeated="1022"/>
        </table:table-row>
        <table:table-row table:style-name="ro5">
          <table:table-cell office:value-type="float" office:value="287">
            <text:p>287</text:p>
          </table:table-cell>
          <table:table-cell office:value-type="string">
            <text:p>Not right now :)</text:p>
          </table:table-cell>
          <table:table-cell table:number-columns-repeated="1022"/>
        </table:table-row>
        <table:table-row table:style-name="ro5">
          <table:table-cell office:value-type="float" office:value="288">
            <text:p>288</text:p>
          </table:table-cell>
          <table:table-cell office:value-type="string">
            <text:p>I don't support the "open hardware" definition with out a non-commercial license.</text:p>
          </table:table-cell>
          <table:table-cell table:number-columns-repeated="1022"/>
        </table:table-row>
        <table:table-row table:style-name="ro5">
          <table:table-cell office:value-type="float" office:value="289">
            <text:p>289</text:p>
          </table:table-cell>
          <table:table-cell office:value-type="string">
            <text:p>No.</text:p>
          </table:table-cell>
          <table:table-cell table:number-columns-repeated="1022"/>
        </table:table-row>
        <table:table-row table:style-name="ro6">
          <table:table-cell office:value-type="float" office:value="290">
            <text:p>290</text:p>
          </table:table-cell>
          <table:table-cell office:value-type="string">
            <text:p>I use open source software as much as I can, and have been a fan of open source for many years. However, as someone who is not great at software development, I was not able to contribute much to the OS software effort.</text:p>
            <text:p/>
            <text:p>I am thrilled about the rise of the open source hardware movement as I am generally much more involved with hardware; I feel I can directly contribute to the community and support the movement in meaningful ways.</text:p>
          </table:table-cell>
          <table:table-cell table:number-columns-repeated="1022"/>
        </table:table-row>
        <table:table-row table:style-name="ro5">
          <table:table-cell office:value-type="float" office:value="291">
            <text:p>291</text:p>
          </table:table-cell>
          <table:table-cell office:value-type="string">
            <text:p>Keep up the good work and let's keep expanding the community.</text:p>
          </table:table-cell>
          <table:table-cell table:number-columns-repeated="1022"/>
        </table:table-row>
        <table:table-row table:style-name="ro12">
          <table:table-cell office:value-type="float" office:value="292">
            <text:p>292</text:p>
          </table:table-cell>
          <table:table-cell office:value-type="string">
            <text:p>To preface my comments, Arduino is the only open source hardware that I've worked with. <text:s/>Though, the LaunchPad could be seen as open source since they publish the schematics, etc.</text:p>
            <text:p/>
            <text:p>I look forward to seeing how people are using the platform to do projects as it relates to physical computing.</text:p>
            <text:p/>
            <text:p>Now for my biting comment. <text:s/>I now understand that Arduino is the name or trademark for a commercial product, while the designs are open source. <text:s/>It kind of slays me to hear Massimo complain about the clones coming out of China, but isn't that what open source is all about? <text:s/>I fully understand and agree with his comments urging people to be contributors to the project instead of only taking away from it. <text:s/>But they walk a fine line with respect to their for-profit status and promotion of open-source.</text:p>
          </table:table-cell>
          <table:table-cell table:number-columns-repeated="1022"/>
        </table:table-row>
        <table:table-row table:style-name="ro5">
          <table:table-cell office:value-type="float" office:value="293">
            <text:p>293</text:p>
          </table:table-cell>
          <table:table-cell office:value-type="string">
            <text:p>It was really fun to jump onto the OSHW concept right as I was working on my Data Bus robot circuit boards. I'd planned to open source everything about the robot (and I did) so my OSHW awareness was apropos and timely. I happily emblazoned every board with the original H circle/blob logo and then what happens but the OSHW logo is selected (I was glad to be one of the voters) so my final add-on board has the new logo. No, I didn't go back and re-do my boards just to fix the logo! :)</text:p>
          </table:table-cell>
          <table:table-cell table:number-columns-repeated="1022"/>
        </table:table-row>
        <table:table-row table:style-name="ro5">
          <table:table-cell office:value-type="float" office:value="294">
            <text:p>294</text:p>
          </table:table-cell>
          <table:table-cell office:value-type="string">
            <text:p>Keep doing it!</text:p>
          </table:table-cell>
          <table:table-cell table:number-columns-repeated="1022"/>
        </table:table-row>
        <table:table-row table:style-name="ro5">
          <table:table-cell office:value-type="float" office:value="295">
            <text:p>295</text:p>
          </table:table-cell>
          <table:table-cell office:value-type="string">
            <text:p>I'm really happy OSHW exist - whether it's called OSHW or not, designs and libraries you can look into and modify or learn from give me (and surely other people) new ideas, new starting points, new possibilities.</text:p>
          </table:table-cell>
          <table:table-cell table:number-columns-repeated="1022"/>
        </table:table-row>
        <table:table-row table:style-name="ro5">
          <table:table-cell office:value-type="float" office:value="296">
            <text:p>296</text:p>
          </table:table-cell>
          <table:table-cell office:value-type="string">
            <text:p>Thanks for taking the time to create this survey.</text:p>
          </table:table-cell>
          <table:table-cell table:number-columns-repeated="1022"/>
        </table:table-row>
        <table:table-row table:style-name="ro5">
          <table:table-cell office:value-type="float" office:value="297">
            <text:p>297</text:p>
          </table:table-cell>
          <table:table-cell office:value-type="string">
            <text:p>It's getting exciting to see OSH grow!</text:p>
          </table:table-cell>
          <table:table-cell table:number-columns-repeated="1022"/>
        </table:table-row>
        <table:table-row table:style-name="ro5">
          <table:table-cell office:value-type="float" office:value="298">
            <text:p>298</text:p>
          </table:table-cell>
          <table:table-cell office:value-type="string">
            <text:p>It never ceases to delight me to see students break mental barriers as they start to crack open a formerly unhacked device!</text:p>
          </table:table-cell>
          <table:table-cell table:number-columns-repeated="1022"/>
        </table:table-row>
        <table:table-row table:style-name="ro5">
          <table:table-cell office:value-type="float" office:value="299">
            <text:p>299</text:p>
          </table:table-cell>
          <table:table-cell office:value-type="string">
            <text:p>Open hardware rocks ! :-)</text:p>
          </table:table-cell>
          <table:table-cell table:number-columns-repeated="1022"/>
        </table:table-row>
        <table:table-row table:style-name="ro5">
          <table:table-cell office:value-type="float" office:value="300">
            <text:p>300</text:p>
          </table:table-cell>
          <table:table-cell office:value-type="string">
            <text:p>no</text:p>
          </table:table-cell>
          <table:table-cell table:number-columns-repeated="1022"/>
        </table:table-row>
        <table:table-row table:style-name="ro5">
          <table:table-cell office:value-type="float" office:value="301">
            <text:p>301</text:p>
          </table:table-cell>
          <table:table-cell office:value-type="string">
            <text:p>Everything must be open source! Be it a program, a device, an object or even a document off any kind, it does not matter! And I say it again "EVERYTHING MUST BE OPEN SOURCE!"</text:p>
          </table:table-cell>
          <table:table-cell table:number-columns-repeated="1022"/>
        </table:table-row>
        <table:table-row table:style-name="ro5">
          <table:table-cell office:value-type="float" office:value="302">
            <text:p>302</text:p>
          </table:table-cell>
          <table:table-cell office:value-type="string">
            <text:p>First met Arduino at school on a C programming course where the task was to create a software to display date and time (eg. Thu 29.03.2012 11:50:00). When taking into account written three letter part of the day, leap years and seconds it started to get little more interesting. Aced the course and fell in love with Arduino even though there was little to none hardware involved in the process as it was given by the school. Now I own Arduino Uno, Mega and Nano and a somewhat decent ammount of electronics to create stuff. Too bad I can get new ideas faster than I can create them. =)</text:p>
          </table:table-cell>
          <table:table-cell table:number-columns-repeated="1022"/>
        </table:table-row>
        <table:table-row table:style-name="ro5">
          <table:table-cell office:value-type="float" office:value="303">
            <text:p>303</text:p>
          </table:table-cell>
          <table:table-cell office:value-type="string">
            <text:p>It lacks some reveverse ingineering that i'm not able to do, like KNX port on some basic microcontroller like ATMEGA or some other resources that help to repair / hack / exploit existing specific hardware (MP3 radio, etc).</text:p>
          </table:table-cell>
          <table:table-cell table:number-columns-repeated="1022"/>
        </table:table-row>
        <table:table-row table:style-name="ro5">
          <table:table-cell office:value-type="float" office:value="304">
            <text:p>304</text:p>
          </table:table-cell>
          <table:table-cell office:value-type="string">
            <text:p>-</text:p>
          </table:table-cell>
          <table:table-cell table:number-columns-repeated="1022"/>
        </table:table-row>
        <table:table-row table:style-name="ro5">
          <table:table-cell office:value-type="float" office:value="305">
            <text:p>305</text:p>
          </table:table-cell>
          <table:table-cell office:value-type="string">
            <text:p>Help us developing true Open Hardware, become our ambassadors</text:p>
          </table:table-cell>
          <table:table-cell table:number-columns-repeated="1022"/>
        </table:table-row>
        <table:table-row table:style-name="ro10">
          <table:table-cell office:value-type="float" office:value="306">
            <text:p>306</text:p>
          </table:table-cell>
          <table:table-cell office:value-type="string">
            <text:p>I watched the OHS 2011 on Ustream from the UK (one live session and the rest over a period of weeks on the service) </text:p>
            <text:p/>
            <text:p>This year I want to do an arduino project, but the only thing holding me back is confidence. I don't feel I know enough about electronics to participate - more curated links to instruction resources would be helpful.</text:p>
            <text:p>I watched adafruit ask an engineer/Make Live etc and they make it look so easy...</text:p>
          </table:table-cell>
          <table:table-cell table:number-columns-repeated="1022"/>
        </table:table-row>
        <table:table-row table:style-name="ro5">
          <table:table-cell office:value-type="float" office:value="307">
            <text:p>307</text:p>
          </table:table-cell>
          <table:table-cell office:value-type="string">
            <text:p>It I think, like the internet, will be the great equaliser. When people start to see that the technologies being sold to us isn't rocket science, humanity might move forward a bit again, move closer to where or reach doesn't exceed our grasp.</text:p>
          </table:table-cell>
          <table:table-cell table:number-columns-repeated="1022"/>
        </table:table-row>
        <table:table-row table:style-name="ro5">
          <table:table-cell office:value-type="float" office:value="308">
            <text:p>308</text:p>
          </table:table-cell>
          <table:table-cell office:value-type="string">
            <text:p>Would love to read an Arduino magazine</text:p>
          </table:table-cell>
          <table:table-cell table:number-columns-repeated="1022"/>
        </table:table-row>
        <table:table-row table:style-name="ro5">
          <table:table-cell office:value-type="float" office:value="309">
            <text:p>309</text:p>
          </table:table-cell>
          <table:table-cell office:value-type="string">
            <text:p>One of the things that frustrates me about various commercial products are the pricing. The hardware that goes into the product sometimes cost just a fraction of the final sale price. This of course is because of the extensive research and development costs. But by releasing/developing a similar project as OSHW, you get this part for free if you collaborate online with like-minded people, and the product can suddenly become more appealing to more people because of the generous cost-savings. That's why I love projects such as the Lasersaur; it's just as good as a commercial laser cutter but at a fraction (10-20%) of the cost.</text:p>
          </table:table-cell>
          <table:table-cell table:number-columns-repeated="1022"/>
        </table:table-row>
        <table:table-row table:style-name="ro5">
          <table:table-cell office:value-type="float" office:value="310">
            <text:p>310</text:p>
          </table:table-cell>
          <table:table-cell office:value-type="string">
            <text:p>Although I haven't yet published any open source hardware I am considering publishing a couple of designs I have/am working on. My experience with open source software has been great, from a learning experience, improving the software, and the community. Hopefully that would be repeated with open source hardware.</text:p>
          </table:table-cell>
          <table:table-cell table:number-columns-repeated="1022"/>
        </table:table-row>
        <table:table-row table:style-name="ro5">
          <table:table-cell office:value-type="float" office:value="311">
            <text:p>311</text:p>
          </table:table-cell>
          <table:table-cell office:value-type="string">
            <text:p>I'm glad it's around and appreciate the work of everyone involved. Speaking specifically of arduino, an embedded computer with a subset of C so simple even I can use it without help is a wonderful thing.</text:p>
          </table:table-cell>
          <table:table-cell table:number-columns-repeated="1022"/>
        </table:table-row>
        <table:table-row table:style-name="ro5">
          <table:table-cell office:value-type="float" office:value="312">
            <text:p>312</text:p>
          </table:table-cell>
          <table:table-cell office:value-type="string">
            <text:p>I am going through school now to an Electrical Engineer and currently trying to setup a hackerspace in my home town.</text:p>
          </table:table-cell>
          <table:table-cell table:number-columns-repeated="1022"/>
        </table:table-row>
        <table:table-row table:style-name="ro5">
          <table:table-cell office:value-type="float" office:value="313">
            <text:p>313</text:p>
          </table:table-cell>
          <table:table-cell office:value-type="string">
            <text:p>Great way to learn about electronics</text:p>
          </table:table-cell>
          <table:table-cell table:number-columns-repeated="1022"/>
        </table:table-row>
        <table:table-row table:style-name="ro5">
          <table:table-cell office:value-type="float" office:value="314">
            <text:p>314</text:p>
          </table:table-cell>
          <table:table-cell office:value-type="string">
            <text:p>Would you consider electronics hardware as "hardware"?</text:p>
          </table:table-cell>
          <table:table-cell table:number-columns-repeated="1022"/>
        </table:table-row>
        <table:table-row table:style-name="ro5">
          <table:table-cell office:value-type="float" office:value="315">
            <text:p>315</text:p>
          </table:table-cell>
          <table:table-cell office:value-type="string">
            <text:p>It's the future ;)</text:p>
          </table:table-cell>
          <table:table-cell table:number-columns-repeated="1022"/>
        </table:table-row>
        <table:table-row table:style-name="ro5">
          <table:table-cell office:value-type="float" office:value="316">
            <text:p>316</text:p>
          </table:table-cell>
          <table:table-cell office:value-type="string">
            <text:p>There is just one name that people should know for open source: Adafruit. They produce thiernown open source hardware AND software to interface to that hardware.</text:p>
          </table:table-cell>
          <table:table-cell table:number-columns-repeated="1022"/>
        </table:table-row>
        <table:table-row table:style-name="ro5">
          <table:table-cell office:value-type="float" office:value="317">
            <text:p>317</text:p>
          </table:table-cell>
          <table:table-cell office:value-type="string">
            <text:p>Not now.</text:p>
          </table:table-cell>
          <table:table-cell table:number-columns-repeated="1022"/>
        </table:table-row>
        <table:table-row table:style-name="ro6">
          <table:table-cell office:value-type="float" office:value="318">
            <text:p>318</text:p>
          </table:table-cell>
          <table:table-cell office:value-type="string">
            <text:p>Currently i had only one commercial hardware project where i used arduino and ethernet shield to create a ntp-dcf77 gateway, and the customer dont wants to release it ... but i think this can change as it is now nearly a year old </text:p>
            <text:p/>
            <text:p>Other areas cover meteorological sensors where i consult and support my customers to use open source hard and software. It would be possible to develop simple hardware designs for some projects as open hardware - which i definitely prefer for all my customers, but currently there is nothing in the queue ;)</text:p>
          </table:table-cell>
          <table:table-cell table:number-columns-repeated="1022"/>
        </table:table-row>
        <table:table-row table:style-name="ro5">
          <table:table-cell office:value-type="float" office:value="319">
            <text:p>319</text:p>
          </table:table-cell>
          <table:table-cell office:value-type="string">
            <text:p>It's nice to know that anything you build can be open sourced or monetized.</text:p>
          </table:table-cell>
          <table:table-cell table:number-columns-repeated="1022"/>
        </table:table-row>
        <table:table-row table:style-name="ro5">
          <table:table-cell office:value-type="float" office:value="320">
            <text:p>320</text:p>
          </table:table-cell>
          <table:table-cell office:value-type="string">
            <text:p>In my experience with open source companies EMSL was gracious in showing us around their shop the last time we were at Maker Faire, they live the OSHW life style! Unfortunately on the other side of the coin, when trying to talk with Adafruit about OSHW collaboration between companies reception hasn't been very positive.</text:p>
          </table:table-cell>
          <table:table-cell table:number-columns-repeated="1022"/>
        </table:table-row>
        <table:table-row table:style-name="ro5">
          <table:table-cell office:value-type="float" office:value="321">
            <text:p>321</text:p>
          </table:table-cell>
          <table:table-cell office:value-type="string">
            <text:p>Find ways to make OSH projects relevant to people who need a good excuse to spend the money on it.. such as projects that help manage utility power, security usage, monitoring indoor plant watering, etc and look at the TAPR open hardware kits for some fun meshing..</text:p>
          </table:table-cell>
          <table:table-cell table:number-columns-repeated="1022"/>
        </table:table-row>
        <table:table-row table:style-name="ro5">
          <table:table-cell office:value-type="float" office:value="322">
            <text:p>322</text:p>
          </table:table-cell>
          <table:table-cell office:value-type="string">
            <text:p>no</text:p>
          </table:table-cell>
          <table:table-cell table:number-columns-repeated="1022"/>
        </table:table-row>
        <table:table-row table:style-name="ro5">
          <table:table-cell office:value-type="float" office:value="323">
            <text:p>323</text:p>
          </table:table-cell>
          <table:table-cell office:value-type="string">
            <text:p>Keep it coming. The world is changing.</text:p>
          </table:table-cell>
          <table:table-cell table:number-columns-repeated="1022"/>
        </table:table-row>
        <table:table-row table:style-name="ro5">
          <table:table-cell office:value-type="float" office:value="324">
            <text:p>324</text:p>
          </table:table-cell>
          <table:table-cell office:value-type="string">
            <text:p>As an educator, I've watched several students when they have their first a-ha moments with Arduino, and it's great to be able to encourage them to explore everything about it. <text:s/>On the other hand, as a researcher, I am sometimes forced to use hardware and sensors that are patented and/or come with black-box algorithms with no explanation of what is going on, and no ability to figure it out without voiding warranties. <text:s/>It almost feels dirty. <text:s/>I want to spend my money to support people who also like to teach and learn, not on products sold by people who want to keep secrets and overprice their products.</text:p>
          </table:table-cell>
          <table:table-cell table:number-columns-repeated="1022"/>
        </table:table-row>
        <table:table-row table:style-name="ro5">
          <table:table-cell office:value-type="float" office:value="325">
            <text:p>325</text:p>
          </table:table-cell>
          <table:table-cell office:value-type="string">
            <text:p>I want to be involved in OShardware</text:p>
          </table:table-cell>
          <table:table-cell table:number-columns-repeated="1022"/>
        </table:table-row>
        <table:table-row table:style-name="ro5">
          <table:table-cell office:value-type="float" office:value="326">
            <text:p>326</text:p>
          </table:table-cell>
          <table:table-cell office:value-type="string">
            <text:p>If I could afford it, I'd love to build a tiled display wall running on a Raspberry Pi Bramble and use an open-source hardware SmartPhone.</text:p>
          </table:table-cell>
          <table:table-cell table:number-columns-repeated="1022"/>
        </table:table-row>
        <table:table-row table:style-name="ro5">
          <table:table-cell office:value-type="float" office:value="327">
            <text:p>327</text:p>
          </table:table-cell>
          <table:table-cell office:value-type="string">
            <text:p>I'm a self-learner and open hardware has made the world of hardware much more accessible to me. I can learn by observing how others do things and then try to understand why they did them that way.</text:p>
          </table:table-cell>
          <table:table-cell table:number-columns-repeated="1022"/>
        </table:table-row>
        <table:table-row table:style-name="ro5">
          <table:table-cell office:value-type="float" office:value="328">
            <text:p>328</text:p>
          </table:table-cell>
          <table:table-cell office:value-type="string">
            <text:p>Love how quickly things flow to Australia, most closed source things have a considerable delay before we can get our hands on them.</text:p>
          </table:table-cell>
          <table:table-cell table:number-columns-repeated="1022"/>
        </table:table-row>
        <table:table-row table:style-name="ro5">
          <table:table-cell office:value-type="float" office:value="329">
            <text:p>329</text:p>
          </table:table-cell>
          <table:table-cell office:value-type="string">
            <text:p>Working in open source hardware has been incredibly rewarding. I have found the community to be extremely welcoming, and much more sensitive to gender issues than open source software</text:p>
          </table:table-cell>
          <table:table-cell table:number-columns-repeated="1022"/>
        </table:table-row>
        <table:table-row table:style-name="ro5">
          <table:table-cell office:value-type="float" office:value="330">
            <text:p>330</text:p>
          </table:table-cell>
          <table:table-cell office:value-type="string">
            <text:p>Seems a cool movement, will check it out, maybe even contribute.</text:p>
          </table:table-cell>
          <table:table-cell table:number-columns-repeated="1022"/>
        </table:table-row>
        <table:table-row table:style-name="ro5">
          <table:table-cell office:value-type="float" office:value="331">
            <text:p>331</text:p>
          </table:table-cell>
          <table:table-cell office:value-type="string">
            <text:p>Asked where I should publish my designs. Got several responses. Common thread was that none of the sites had any real community. Only designs repos really available are sparkfun, adafruit, and similiar retailers who host their own designs and distribute source for them. There appears to be no open source community site not directly linked to a retailer. So.we will publish on github and let google tell the world about it. Sad, but it is what it is.</text:p>
          </table:table-cell>
          <table:table-cell table:number-columns-repeated="1022"/>
        </table:table-row>
        <table:table-row table:style-name="ro5">
          <table:table-cell office:value-type="float" office:value="332">
            <text:p>332</text:p>
          </table:table-cell>
          <table:table-cell office:value-type="string">
            <text:p>OSHW connects people together. It's really cool. I like it better than open source software, because it is more easy and straightforward to understand. With open source software, no matter what decision or license you choose, you're always getting told you did it wrong. With OSHW, you're encouraged to keep going.</text:p>
          </table:table-cell>
          <table:table-cell table:number-columns-repeated="1022"/>
        </table:table-row>
        <table:table-row table:style-name="ro5">
          <table:table-cell office:value-type="float" office:value="333">
            <text:p>333</text:p>
          </table:table-cell>
          <table:table-cell office:value-type="string">
            <text:p>Its a new paradigm, bringing open source philosophy to hardware design. I believe its a very important change in the propagation of industrial and technical knowledge, that has, with the right tool (Open source auto-replicating 3d printers for example), the mean of revolutionizing the way we consumate products.</text:p>
          </table:table-cell>
          <table:table-cell table:number-columns-repeated="1022"/>
        </table:table-row>
        <table:table-row table:style-name="ro5">
          <table:table-cell office:value-type="float" office:value="334">
            <text:p>334</text:p>
          </table:table-cell>
          <table:table-cell office:value-type="string">
            <text:p>Love using it. Use the principle to drive a similar initiative increasingly being referred to as the Open Design movement. To the extent that we've set up an Organisation here in NZ called the Open Design council, with the aim of opening up product design - which obviously will leverage heavily from the open hardware and open source movements</text:p>
          </table:table-cell>
          <table:table-cell table:number-columns-repeated="1022"/>
        </table:table-row>
        <table:table-row table:style-name="ro5">
          <table:table-cell office:value-type="float" office:value="335">
            <text:p>335</text:p>
          </table:table-cell>
          <table:table-cell office:value-type="string">
            <text:p>I am about to start developing a few open source hardware projects full time as a business.</text:p>
          </table:table-cell>
          <table:table-cell table:number-columns-repeated="1022"/>
        </table:table-row>
        <table:table-row table:style-name="ro6">
          <table:table-cell office:value-type="float" office:value="336">
            <text:p>336</text:p>
          </table:table-cell>
          <table:table-cell office:value-type="string">
            <text:p>I love the concept of OSHW and the community that has been brought together around it. As a MSc physics grad student, I know the importance of having knowledge and information freely available.</text:p>
            <text:p/>
            <text:p>I hope to be able to share and positively contribute to this growing initiative!</text:p>
          </table:table-cell>
          <table:table-cell table:number-columns-repeated="1022"/>
        </table:table-row>
        <table:table-row table:style-name="ro5">
          <table:table-cell office:value-type="float" office:value="337">
            <text:p>337</text:p>
          </table:table-cell>
          <table:table-cell office:value-type="string">
            <text:p>I'm in full support of this community.</text:p>
          </table:table-cell>
          <table:table-cell table:number-columns-repeated="1022"/>
        </table:table-row>
        <table:table-row table:style-name="ro5">
          <table:table-cell office:value-type="float" office:value="338">
            <text:p>338</text:p>
          </table:table-cell>
          <table:table-cell office:value-type="string">
            <text:p>I started Home-Schooling when I was in the fourth grade, and started college part-time when I was 13. My college doesn't have an engineering program, and my internship, while an amazing opportunity with a number of interesting projects to work on, didn't give much by way of formal instruction. As such, I was pretty much on my own when it came to actually *learning* electronics. I owe my entire breadth of knowledge to the Open Source community, to Adafruit, Sparkfun, MAKE Magazine, The EEVBlog and others. When I started, I bought and assembled kits, not really understanding what I was doing. But I slowly learned, watching videos, reading tutorials and data sheets, and taking in information any way I could. I started as a quiet lurker, and am now an active member in the community, designing my own projects and releasing everything I can as Open Hardware in the hopes that someday, someone will be able to learn from me, just as I learned from others.</text:p>
          </table:table-cell>
          <table:table-cell table:number-columns-repeated="1022"/>
        </table:table-row>
        <table:table-row table:style-name="ro5">
          <table:table-cell office:value-type="float" office:value="339">
            <text:p>339</text:p>
          </table:table-cell>
          <table:table-cell office:value-type="string">
            <text:p>Some people seem to think that use of the OSHW logo is inappropriate on hardware under a CC-NC license. I have to disagree. My goal with my current project is to eventually have it manufactured/sold by third parties (Sparkfun, etc). That being said, I would be explicitly granting distributors an exception on the NC clause, as allowed by the CC licenses. I WANT to be open as possible, but as someone considering starting a company, I would be crazy to not protect myself to this extent -- I can always remove the NC clause entirely later. I feel that not including this type of licensing scheme under the OSHW umbrella can only hinder the growth of the community by discouraging entrepreneurs from opening up their designs.</text:p>
          </table:table-cell>
          <table:table-cell table:number-columns-repeated="1022"/>
        </table:table-row>
        <table:table-row table:style-name="ro6">
          <table:table-cell office:value-type="float" office:value="340">
            <text:p>340</text:p>
          </table:table-cell>
          <table:table-cell office:value-type="string">
            <text:p>currently, my only experience is with Arduino hardware and the associated community.</text:p>
            <text:p/>
            <text:p>I find the spirit of sharing to be both refreshing and very helpful.</text:p>
          </table:table-cell>
          <table:table-cell table:number-columns-repeated="1022"/>
        </table:table-row>
        <table:table-row table:style-name="ro5">
          <table:table-cell office:value-type="float" office:value="341">
            <text:p>341</text:p>
          </table:table-cell>
          <table:table-cell office:value-type="string">
            <text:p>Yay!</text:p>
          </table:table-cell>
          <table:table-cell table:number-columns-repeated="1022"/>
        </table:table-row>
        <table:table-row table:style-name="ro5">
          <table:table-cell office:value-type="float" office:value="342">
            <text:p>342</text:p>
          </table:table-cell>
          <table:table-cell office:value-type="string">
            <text:p>I love that open source is driving down the entry to a variety of fields and that makers can be professional or amateurs with everything shared.</text:p>
          </table:table-cell>
          <table:table-cell table:number-columns-repeated="1022"/>
        </table:table-row>
        <table:table-row table:style-name="ro5">
          <table:table-cell office:value-type="float" office:value="343">
            <text:p>343</text:p>
          </table:table-cell>
          <table:table-cell office:value-type="string">
            <text:p>There have been a few moments of sheer bliss when something works. Silly little things, like an epiphany that the accumulated experiences of your life are responsible for this LED turning on. Or something.</text:p>
          </table:table-cell>
          <table:table-cell table:number-columns-repeated="1022"/>
        </table:table-row>
        <table:table-row table:style-name="ro5">
          <table:table-cell office:value-type="float" office:value="344">
            <text:p>344</text:p>
          </table:table-cell>
          <table:table-cell office:value-type="string">
            <text:p>We need more on-the-shelf general-purpose open hardware -- and I really believe that that's the step needed for open hardware to have a boost. Make the paralel with free software: most of the free software users are just that: users. They like to have the freedom that software provides - including the freedom to make changes or study the code - but they don't usually (or often) practice that freedom. Same thing with hardware: I want an open source computer because that's the computer I can trust - and that's quite more important than wether I want or not to play with the specs.</text:p>
          </table:table-cell>
          <table:table-cell table:number-columns-repeated="1022"/>
        </table:table-row>
        <table:table-row table:style-name="ro5">
          <table:table-cell office:value-type="float" office:value="345">
            <text:p>345</text:p>
          </table:table-cell>
          <table:table-cell office:value-type="string">
            <text:p>I enjoy using open-source hardware, and really appreciate the ideas behind it. <text:s/>All of my electronics experience has been on the hobbyist level, but if I did produce hardware in kit or final assembled form, I would certainly be interested in making it open-source. <text:s/>Maybe someday I'll be among the list of people providing open-source hardware to the DIY community.</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icrosoft Sans Serif" svg:font-family="'Microsoft Sans Serif'"/>
    <style:font-face style:name="Arial2" svg:font-family="Arial" style:font-family-generic="swis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PT"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 $</number:text>
      <number:number number:decimal-places="0" number:min-integer-digits="1" number:grouping="true"/>
      <number:text> )</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 $</number:text>
      <number:number number:decimal-places="0" number:min-integer-digits="1" number:grouping="true"/>
      <number:text> )</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 $</number:text>
      <number:number number:decimal-places="2" number:min-integer-digits="1" number:grouping="true"/>
      <number:text> )</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 $</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 </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3">
      <number:month number:textual="true"/>
      <number:text> </number:text>
      <number:day/>
      <number:text>, </number:text>
      <number:year number:style="long"/>
      <number:text> </number:text>
      <number:hours/>
      <number:text>:</number:text>
      <number:minutes number:style="long"/>
      <number:text> </number:text>
      <number:am-pm/>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3/13/2013</text:date>, <text:time>13:38:19</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3-13T13:38:19</dc:date>
    <dc:creator>Catarina Mota</dc:creator>
    <meta:generator>NeoOffice/3.3$Unix OpenOffice.org_project/Patch 0</meta:generator>
    <meta:editing-duration>PT00H35M34S</meta:editing-duration>
    <meta:editing-cycles>1</meta:editing-cycles>
    <meta:document-statistic meta:table-count="1" meta:cell-count="709" meta:object-count="0"/>
  </office:meta>
</office:document-meta>
</file>